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9pt"/>
    </style:style>
    <style:style style:name="co2" style:family="table-column">
      <style:table-column-properties fo:break-before="auto" style:column-width="60.46pt"/>
    </style:style>
    <style:style style:name="co3" style:family="table-column">
      <style:table-column-properties fo:break-before="auto" style:column-width="63.5pt"/>
    </style:style>
    <style:style style:name="co4" style:family="table-column">
      <style:table-column-properties fo:break-before="auto" style:column-width="95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estDensity10_by_10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9" table:default-cell-style-name="Default"/>
        <table:table-row table:style-name="ro1">
          <table:table-cell table:number-columns-repeated="3"/>
          <table:table-cell office:value-type="string" calcext:value-type="string">
            <text:p>Aufpunkt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/>
          <table:table-cell office:value-type="string" calcext:value-type="string">
            <text:p>Flaeche</text:p>
          </table:table-cell>
          <table:table-cell table:formula="of:=0.1*0.1" office:value-type="float" office:value="0.01" calcext:value-type="float">
            <text:p>0.01</text:p>
          </table:table-cell>
          <table:table-cell table:formula="of:=1/9*1/9" office:value-type="float" office:value="0.0123456790123457" calcext:value-type="float">
            <text:p>0.012345679</text:p>
          </table:table-cell>
          <table:table-cell table:number-columns-repeated="3"/>
          <table:table-cell table:formula="of:=SQRT(2*PI()*15)" office:value-type="float" office:value="9.7081295627785" calcext:value-type="float">
            <text:p>9.7081295628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dens</text:p>
          </table:table-cell>
          <table:table-cell office:value-type="string" calcext:value-type="string">
            <text:p>dist. Zum AP</text:p>
          </table:table-cell>
          <table:table-cell office:value-type="string" calcext:value-type="string">
            <text:p>Ladung * Flaeche</text:p>
          </table:table-cell>
          <table:table-cell office:value-type="string" calcext:value-type="string">
            <text:p>Gesamtladung</text:p>
          </table:table-cell>
          <table:table-cell office:value-type="string" calcext:value-type="string">
            <text:p>Potbeitarg</text:p>
          </table:table-cell>
          <table:table-cell office:value-type="string" calcext:value-type="string">
            <text:p>Potential </text:p>
          </table:table-cell>
          <table:table-cell table:number-columns-repeated="2"/>
          <table:table-cell office:value-type="string" calcext:value-type="string">
            <text:p>Ladun/</text:p>
          </table:table-cell>
          <table:table-cell office:value-type="string" calcext:value-type="string">
            <text:p>Summe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5.07564489" calcext:value-type="float">
            <text:p>5.07564489</text:p>
          </table:table-cell>
          <table:table-cell table:formula="of:=SQRT(POWER(([.A3]-xauf);2)+POWER(([.B3]-yauf);2))*lo" office:value-type="float" office:value="3.06998012383947" calcext:value-type="float">
            <text:p>3.0699801238</text:p>
          </table:table-cell>
          <table:table-cell table:formula="of:=[.C3]*flaeche" office:value-type="float" office:value="0.0507564489" calcext:value-type="float">
            <text:p>0.0507564489</text:p>
          </table:table-cell>
          <table:table-cell table:formula="of:=SUM([.E3:.E134])" office:value-type="float" office:value="6.055835819" calcext:value-type="float">
            <text:p>6.055835819</text:p>
          </table:table-cell>
          <table:table-cell table:formula="of:=[.E3]/[.D3]" office:value-type="float" office:value="0.0165331522852081" calcext:value-type="float">
            <text:p>0.0165331523</text:p>
          </table:table-cell>
          <table:table-cell table:formula="of:=SUM([.G3:.G133])" office:value-type="float" office:value="1.56411885089387" calcext:value-type="float">
            <text:p>1.5641188509</text:p>
          </table:table-cell>
          <table:table-cell table:number-columns-repeated="2"/>
          <table:table-cell table:formula="of:=[.C3]*flaeche2" office:value-type="float" office:value="0.0626622825925926" calcext:value-type="float">
            <text:p>0.0626622826</text:p>
          </table:table-cell>
          <table:table-cell table:formula="of:=SUM([.K3:.K103])" office:value-type="float" office:value="5.80806001185185" calcext:value-type="float">
            <text:p>5.8080600119</text:p>
          </table:table-cell>
          <table:table-cell table:number-columns-repeated="2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4.99758357" calcext:value-type="float">
            <text:p>4.99758357</text:p>
          </table:table-cell>
          <table:table-cell table:formula="of:=SQRT(POWER(([.A4]-xauf);2)+POWER(([.B4]-yauf);2))*lo" office:value-type="float" office:value="2.1708037636748" calcext:value-type="float">
            <text:p>2.1708037637</text:p>
          </table:table-cell>
          <table:table-cell table:formula="of:=[.C4]*flaeche" office:value-type="float" office:value="0.0499758357" calcext:value-type="float">
            <text:p>0.0499758357</text:p>
          </table:table-cell>
          <table:table-cell/>
          <table:table-cell table:formula="of:=[.E4]/[.D4]" office:value-type="float" office:value="0.0230218117990543" calcext:value-type="float">
            <text:p>0.0230218118</text:p>
          </table:table-cell>
          <table:table-cell table:number-columns-repeated="3"/>
          <table:table-cell table:formula="of:=[.C4]*flaeche2" office:value-type="float" office:value="0.0616985625925926" calcext:value-type="float">
            <text:p>0.06169856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2" calcext:value-type="float">
            <text:p>0.2</text:p>
          </table:table-cell>
          <table:table-cell office:value-type="float" office:value="5.05842566" calcext:value-type="float">
            <text:p>5.05842566</text:p>
          </table:table-cell>
          <table:table-cell table:formula="of:=SQRT(POWER(([.A5]-xauf);2)+POWER(([.B5]-yauf);2))*lo" office:value-type="float" office:value="1.37293684929565" calcext:value-type="float">
            <text:p>1.3729368493</text:p>
          </table:table-cell>
          <table:table-cell table:formula="of:=[.C5]*flaeche" office:value-type="float" office:value="0.0505842566" calcext:value-type="float">
            <text:p>0.0505842566</text:p>
          </table:table-cell>
          <table:table-cell/>
          <table:table-cell table:formula="of:=[.E5]/[.D5]" office:value-type="float" office:value="0.0368438334406647" calcext:value-type="float">
            <text:p>0.0368438334</text:p>
          </table:table-cell>
          <table:table-cell table:number-columns-repeated="3"/>
          <table:table-cell table:formula="of:=[.C5]*flaeche2" office:value-type="float" office:value="0.0624496995061728" calcext:value-type="float">
            <text:p>0.062449699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3" calcext:value-type="float">
            <text:p>0.3</text:p>
          </table:table-cell>
          <table:table-cell office:value-type="float" office:value="5.01767035" calcext:value-type="float">
            <text:p>5.01767035</text:p>
          </table:table-cell>
          <table:table-cell table:formula="of:=SQRT(POWER(([.A6]-xauf);2)+POWER(([.B6]-yauf);2))*lo" office:value-type="float" office:value="0.97081295627785" calcext:value-type="float">
            <text:p>0.9708129563</text:p>
          </table:table-cell>
          <table:table-cell table:formula="of:=[.C6]*flaeche" office:value-type="float" office:value="0.0501767035" calcext:value-type="float">
            <text:p>0.0501767035</text:p>
          </table:table-cell>
          <table:table-cell/>
          <table:table-cell table:formula="of:=[.E6]/[.D6]" office:value-type="float" office:value="0.0516852429456445" calcext:value-type="float">
            <text:p>0.0516852429</text:p>
          </table:table-cell>
          <table:table-cell table:number-columns-repeated="3"/>
          <table:table-cell table:formula="of:=[.C6]*flaeche2" office:value-type="float" office:value="0.0619465475308642" calcext:value-type="float">
            <text:p>0.06194654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4" calcext:value-type="float">
            <text:p>0.4</text:p>
          </table:table-cell>
          <table:table-cell office:value-type="float" office:value="5.04542394" calcext:value-type="float">
            <text:p>5.04542394</text:p>
          </table:table-cell>
          <table:table-cell table:formula="of:=SQRT(POWER(([.A7]-xauf);2)+POWER(([.B7]-yauf);2))*lo" office:value-type="float" office:value="1.37293684929565" calcext:value-type="float">
            <text:p>1.3729368493</text:p>
          </table:table-cell>
          <table:table-cell table:formula="of:=[.C7]*flaeche" office:value-type="float" office:value="0.0504542394" calcext:value-type="float">
            <text:p>0.0504542394</text:p>
          </table:table-cell>
          <table:table-cell/>
          <table:table-cell table:formula="of:=[.E7]/[.D7]" office:value-type="float" office:value="0.0367491333821247" calcext:value-type="float">
            <text:p>0.0367491334</text:p>
          </table:table-cell>
          <table:table-cell table:number-columns-repeated="3"/>
          <table:table-cell table:formula="of:=[.C7]*flaeche2" office:value-type="float" office:value="0.0622891844444444" calcext:value-type="float">
            <text:p>0.062289184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4.93889889" calcext:value-type="float">
            <text:p>4.93889889</text:p>
          </table:table-cell>
          <table:table-cell table:formula="of:=SQRT(POWER(([.A8]-xauf);2)+POWER(([.B8]-yauf);2))*lo" office:value-type="float" office:value="2.1708037636748" calcext:value-type="float">
            <text:p>2.1708037637</text:p>
          </table:table-cell>
          <table:table-cell table:formula="of:=[.C8]*flaeche" office:value-type="float" office:value="0.0493889889" calcext:value-type="float">
            <text:p>0.0493889889</text:p>
          </table:table-cell>
          <table:table-cell/>
          <table:table-cell table:formula="of:=[.E8]/[.D8]" office:value-type="float" office:value="0.022751475617673" calcext:value-type="float">
            <text:p>0.0227514756</text:p>
          </table:table-cell>
          <table:table-cell table:number-columns-repeated="3"/>
          <table:table-cell table:formula="of:=[.C8]*flaeche2" office:value-type="float" office:value="0.0609740603703704" calcext:value-type="float">
            <text:p>0.060974060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6" calcext:value-type="float">
            <text:p>0.6</text:p>
          </table:table-cell>
          <table:table-cell office:value-type="float" office:value="5.04542394" calcext:value-type="float">
            <text:p>5.04542394</text:p>
          </table:table-cell>
          <table:table-cell table:formula="of:=SQRT(POWER(([.A9]-xauf);2)+POWER(([.B9]-yauf);2))*lo" office:value-type="float" office:value="3.06998012383946" calcext:value-type="float">
            <text:p>3.0699801238</text:p>
          </table:table-cell>
          <table:table-cell table:formula="of:=[.C9]*flaeche" office:value-type="float" office:value="0.0504542394" calcext:value-type="float">
            <text:p>0.0504542394</text:p>
          </table:table-cell>
          <table:table-cell/>
          <table:table-cell table:formula="of:=[.E9]/[.D9]" office:value-type="float" office:value="0.0164347120713275" calcext:value-type="float">
            <text:p>0.0164347121</text:p>
          </table:table-cell>
          <table:table-cell table:number-columns-repeated="3"/>
          <table:table-cell table:formula="of:=[.C9]*flaeche2" office:value-type="float" office:value="0.0622891844444444" calcext:value-type="float">
            <text:p>0.0622891844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7" calcext:value-type="float">
            <text:p>0.7</text:p>
          </table:table-cell>
          <table:table-cell office:value-type="float" office:value="5.01767035" calcext:value-type="float">
            <text:p>5.01767035</text:p>
          </table:table-cell>
          <table:table-cell table:formula="of:=SQRT(POWER(([.A10]-xauf);2)+POWER(([.B10]-yauf);2))*lo" office:value-type="float" office:value="4.00276436145171" calcext:value-type="float">
            <text:p>4.0027643615</text:p>
          </table:table-cell>
          <table:table-cell table:formula="of:=[.C10]*flaeche" office:value-type="float" office:value="0.0501767035" calcext:value-type="float">
            <text:p>0.0501767035</text:p>
          </table:table-cell>
          <table:table-cell/>
          <table:table-cell table:formula="of:=[.E10]/[.D10]" office:value-type="float" office:value="0.0125355127029766" calcext:value-type="float">
            <text:p>0.0125355127</text:p>
          </table:table-cell>
          <table:table-cell table:number-columns-repeated="3"/>
          <table:table-cell table:formula="of:=[.C10]*flaeche2" office:value-type="float" office:value="0.0619465475308642" calcext:value-type="float">
            <text:p>0.061946547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8" calcext:value-type="float">
            <text:p>0.8</text:p>
          </table:table-cell>
          <table:table-cell office:value-type="float" office:value="5.05842566" calcext:value-type="float">
            <text:p>5.05842566</text:p>
          </table:table-cell>
          <table:table-cell table:formula="of:=SQRT(POWER(([.A11]-xauf);2)+POWER(([.B11]-yauf);2))*lo" office:value-type="float" office:value="4.95019420810945" calcext:value-type="float">
            <text:p>4.9501942081</text:p>
          </table:table-cell>
          <table:table-cell table:formula="of:=[.C11]*flaeche" office:value-type="float" office:value="0.0505842566" calcext:value-type="float">
            <text:p>0.0505842566</text:p>
          </table:table-cell>
          <table:table-cell/>
          <table:table-cell table:formula="of:=[.E11]/[.D11]" office:value-type="float" office:value="0.0102186408196132" calcext:value-type="float">
            <text:p>0.0102186408</text:p>
          </table:table-cell>
          <table:table-cell table:number-columns-repeated="3"/>
          <table:table-cell table:formula="of:=[.C11]*flaeche2" office:value-type="float" office:value="0.0624496995061728" calcext:value-type="float">
            <text:p>0.0624496995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office:value-type="float" office:value="4.99758357" calcext:value-type="float">
            <text:p>4.99758357</text:p>
          </table:table-cell>
          <table:table-cell table:formula="of:=SQRT(POWER(([.A12]-xauf);2)+POWER(([.B12]-yauf);2))*lo" office:value-type="float" office:value="5.90522467437495" calcext:value-type="float">
            <text:p>5.9052246744</text:p>
          </table:table-cell>
          <table:table-cell table:formula="of:=[.C12]*flaeche" office:value-type="float" office:value="0.0499758357" calcext:value-type="float">
            <text:p>0.0499758357</text:p>
          </table:table-cell>
          <table:table-cell/>
          <table:table-cell table:formula="of:=[.E12]/[.D12]" office:value-type="float" office:value="0.00846298633087823" calcext:value-type="float">
            <text:p>0.0084629863</text:p>
          </table:table-cell>
          <table:table-cell table:number-columns-repeated="3"/>
          <table:table-cell table:formula="of:=[.C12]*flaeche2" office:value-type="float" office:value="0.0616985625925926" calcext:value-type="float">
            <text:p>0.0616985626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.07564489" calcext:value-type="float">
            <text:p>5.07564489</text:p>
          </table:table-cell>
          <table:table-cell table:formula="of:=SQRT(POWER(([.A13]-xauf);2)+POWER(([.B13]-yauf);2))*lo" office:value-type="float" office:value="6.86468424647827" calcext:value-type="float">
            <text:p>6.8646842465</text:p>
          </table:table-cell>
          <table:table-cell table:formula="of:=[.C13]*flaeche" office:value-type="float" office:value="0.0507564489" calcext:value-type="float">
            <text:p>0.0507564489</text:p>
          </table:table-cell>
          <table:table-cell/>
          <table:table-cell table:formula="of:=[.E13]/[.D13]" office:value-type="float" office:value="0.00739385047841628" calcext:value-type="float">
            <text:p>0.0073938505</text:p>
          </table:table-cell>
          <table:table-cell table:number-columns-repeated="3"/>
          <table:table-cell table:formula="of:=[.C13]*flaeche2" office:value-type="float" office:value="0.0626622825925926" calcext:value-type="float">
            <text:p>0.062662282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" calcext:value-type="float">
            <text:p>0</text:p>
          </table:table-cell>
          <table:table-cell office:value-type="float" office:value="4.99758357" calcext:value-type="float">
            <text:p>4.99758357</text:p>
          </table:table-cell>
          <table:table-cell table:formula="of:=SQRT(POWER(([.A14]-xauf);2)+POWER(([.B14]-yauf);2))*lo" office:value-type="float" office:value="2.91243886883355" calcext:value-type="float">
            <text:p>2.9124388688</text:p>
          </table:table-cell>
          <table:table-cell table:formula="of:=[.C14]*flaeche" office:value-type="float" office:value="0.0499758357" calcext:value-type="float">
            <text:p>0.0499758357</text:p>
          </table:table-cell>
          <table:table-cell/>
          <table:table-cell table:formula="of:=[.E14]/[.D14]" office:value-type="float" office:value="0.0171594453826307" calcext:value-type="float">
            <text:p>0.0171594454</text:p>
          </table:table-cell>
          <table:table-cell table:number-columns-repeated="3"/>
          <table:table-cell table:formula="of:=[.C14]*flaeche2" office:value-type="float" office:value="0.0616985625925926" calcext:value-type="float">
            <text:p>0.06169856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1" calcext:value-type="float">
            <text:p>0.1</text:p>
          </table:table-cell>
          <table:table-cell office:value-type="float" office:value="4.9240659" calcext:value-type="float">
            <text:p>4.9240659</text:p>
          </table:table-cell>
          <table:table-cell table:formula="of:=SQRT(POWER(([.A15]-xauf);2)+POWER(([.B15]-yauf);2))*lo" office:value-type="float" office:value="1.9416259125557" calcext:value-type="float">
            <text:p>1.9416259126</text:p>
          </table:table-cell>
          <table:table-cell table:formula="of:=[.C15]*flaeche" office:value-type="float" office:value="0.049240659" calcext:value-type="float">
            <text:p>0.049240659</text:p>
          </table:table-cell>
          <table:table-cell/>
          <table:table-cell table:formula="of:=[.E15]/[.D15]" office:value-type="float" office:value="0.0253605283497613" calcext:value-type="float">
            <text:p>0.0253605283</text:p>
          </table:table-cell>
          <table:table-cell table:number-columns-repeated="3"/>
          <table:table-cell table:formula="of:=[.C15]*flaeche2" office:value-type="float" office:value="0.060790937037037" calcext:value-type="float">
            <text:p>0.06079093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4.98894394" calcext:value-type="float">
            <text:p>4.98894394</text:p>
          </table:table-cell>
          <table:table-cell table:formula="of:=SQRT(POWER(([.A16]-xauf);2)+POWER(([.B16]-yauf);2))*lo" office:value-type="float" office:value="0.97081295627785" calcext:value-type="float">
            <text:p>0.9708129563</text:p>
          </table:table-cell>
          <table:table-cell table:formula="of:=[.C16]*flaeche" office:value-type="float" office:value="0.0498894394" calcext:value-type="float">
            <text:p>0.0498894394</text:p>
          </table:table-cell>
          <table:table-cell/>
          <table:table-cell table:formula="of:=[.E16]/[.D16]" office:value-type="float" office:value="0.0513893423829847" calcext:value-type="float">
            <text:p>0.0513893424</text:p>
          </table:table-cell>
          <table:table-cell table:number-columns-repeated="3"/>
          <table:table-cell table:formula="of:=[.C16]*flaeche2" office:value-type="float" office:value="0.0615919004938272" calcext:value-type="float">
            <text:p>0.0615919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4.94799894" calcext:value-type="float">
            <text:p>4.94799894</text:p>
          </table:table-cell>
          <table:table-cell table:formula="of:=SQRT(POWER(([.A17]-xauf);2)+POWER(([.B17]-yauf);2))*lo" office:value-type="float" office:value="5.38909448332042E-016" calcext:value-type="float">
            <text:p>5.38909448332042E-16</text:p>
          </table:table-cell>
          <table:table-cell table:formula="of:=[.C17]*flaeche" office:value-type="float" office:value="0.0494799894" calcext:value-type="float">
            <text:p>0.0494799894</text:p>
          </table:table-cell>
          <table:table-cell/>
          <table:table-cell office:value-type="float" office:value="0.056" calcext:value-type="float">
            <text:p>0.056</text:p>
          </table:table-cell>
          <table:table-cell table:number-columns-repeated="3"/>
          <table:table-cell table:formula="of:=[.C17]*flaeche2" office:value-type="float" office:value="0.0610864066666667" calcext:value-type="float">
            <text:p>0.061086406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4.99154259" calcext:value-type="float">
            <text:p>4.99154259</text:p>
          </table:table-cell>
          <table:table-cell table:formula="of:=SQRT(POWER(([.A18]-xauf);2)+POWER(([.B18]-yauf);2))*lo" office:value-type="float" office:value="0.970812956277849" calcext:value-type="float">
            <text:p>0.9708129563</text:p>
          </table:table-cell>
          <table:table-cell table:formula="of:=[.C18]*flaeche" office:value-type="float" office:value="0.0499154259" calcext:value-type="float">
            <text:p>0.0499154259</text:p>
          </table:table-cell>
          <table:table-cell/>
          <table:table-cell table:formula="of:=[.E18]/[.D18]" office:value-type="float" office:value="0.0514161101551204" calcext:value-type="float">
            <text:p>0.0514161102</text:p>
          </table:table-cell>
          <table:table-cell table:number-columns-repeated="3"/>
          <table:table-cell table:formula="of:=[.C18]*flaeche2" office:value-type="float" office:value="0.0616239825925926" calcext:value-type="float">
            <text:p>0.061623982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5" calcext:value-type="float">
            <text:p>0.5</text:p>
          </table:table-cell>
          <table:table-cell office:value-type="float" office:value="4.8996372" calcext:value-type="float">
            <text:p>4.8996372</text:p>
          </table:table-cell>
          <table:table-cell table:formula="of:=SQRT(POWER(([.A19]-xauf);2)+POWER(([.B19]-yauf);2))*lo" office:value-type="float" office:value="1.9416259125557" calcext:value-type="float">
            <text:p>1.9416259126</text:p>
          </table:table-cell>
          <table:table-cell table:formula="of:=[.C19]*flaeche" office:value-type="float" office:value="0.048996372" calcext:value-type="float">
            <text:p>0.048996372</text:p>
          </table:table-cell>
          <table:table-cell/>
          <table:table-cell table:formula="of:=[.E19]/[.D19]" office:value-type="float" office:value="0.0252347126617751" calcext:value-type="float">
            <text:p>0.0252347127</text:p>
          </table:table-cell>
          <table:table-cell table:number-columns-repeated="3"/>
          <table:table-cell table:formula="of:=[.C19]*flaeche2" office:value-type="float" office:value="0.0604893481481482" calcext:value-type="float">
            <text:p>0.0604893481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6" calcext:value-type="float">
            <text:p>0.6</text:p>
          </table:table-cell>
          <table:table-cell office:value-type="float" office:value="4.99154259" calcext:value-type="float">
            <text:p>4.99154259</text:p>
          </table:table-cell>
          <table:table-cell table:formula="of:=SQRT(POWER(([.A20]-xauf);2)+POWER(([.B20]-yauf);2))*lo" office:value-type="float" office:value="2.91243886883355" calcext:value-type="float">
            <text:p>2.9124388688</text:p>
          </table:table-cell>
          <table:table-cell table:formula="of:=[.C20]*flaeche" office:value-type="float" office:value="0.0499154259" calcext:value-type="float">
            <text:p>0.0499154259</text:p>
          </table:table-cell>
          <table:table-cell/>
          <table:table-cell table:formula="of:=[.E20]/[.D20]" office:value-type="float" office:value="0.0171387033850401" calcext:value-type="float">
            <text:p>0.0171387034</text:p>
          </table:table-cell>
          <table:table-cell table:number-columns-repeated="3"/>
          <table:table-cell table:formula="of:=[.C20]*flaeche2" office:value-type="float" office:value="0.0616239825925926" calcext:value-type="float">
            <text:p>0.0616239826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7" calcext:value-type="float">
            <text:p>0.7</text:p>
          </table:table-cell>
          <table:table-cell office:value-type="float" office:value="4.94799894" calcext:value-type="float">
            <text:p>4.94799894</text:p>
          </table:table-cell>
          <table:table-cell table:formula="of:=SQRT(POWER(([.A21]-xauf);2)+POWER(([.B21]-yauf);2))*lo" office:value-type="float" office:value="3.8832518251114" calcext:value-type="float">
            <text:p>3.8832518251</text:p>
          </table:table-cell>
          <table:table-cell table:formula="of:=[.C21]*flaeche" office:value-type="float" office:value="0.0494799894" calcext:value-type="float">
            <text:p>0.0494799894</text:p>
          </table:table-cell>
          <table:table-cell/>
          <table:table-cell table:formula="of:=[.E21]/[.D21]" office:value-type="float" office:value="0.0127418956144006" calcext:value-type="float">
            <text:p>0.0127418956</text:p>
          </table:table-cell>
          <table:table-cell table:number-columns-repeated="3"/>
          <table:table-cell table:formula="of:=[.C21]*flaeche2" office:value-type="float" office:value="0.0610864066666667" calcext:value-type="float">
            <text:p>0.061086406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8" calcext:value-type="float">
            <text:p>0.8</text:p>
          </table:table-cell>
          <table:table-cell office:value-type="float" office:value="4.98894394" calcext:value-type="float">
            <text:p>4.98894394</text:p>
          </table:table-cell>
          <table:table-cell table:formula="of:=SQRT(POWER(([.A22]-xauf);2)+POWER(([.B22]-yauf);2))*lo" office:value-type="float" office:value="4.85406478138925" calcext:value-type="float">
            <text:p>4.8540647814</text:p>
          </table:table-cell>
          <table:table-cell table:formula="of:=[.C22]*flaeche" office:value-type="float" office:value="0.0498894394" calcext:value-type="float">
            <text:p>0.0498894394</text:p>
          </table:table-cell>
          <table:table-cell/>
          <table:table-cell table:formula="of:=[.E22]/[.D22]" office:value-type="float" office:value="0.010277868476597" calcext:value-type="float">
            <text:p>0.0102778685</text:p>
          </table:table-cell>
          <table:table-cell table:number-columns-repeated="3"/>
          <table:table-cell table:formula="of:=[.C22]*flaeche2" office:value-type="float" office:value="0.0615919004938272" calcext:value-type="float">
            <text:p>0.0615919005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0.9" calcext:value-type="float">
            <text:p>0.9</text:p>
          </table:table-cell>
          <table:table-cell office:value-type="float" office:value="4.9240659" calcext:value-type="float">
            <text:p>4.9240659</text:p>
          </table:table-cell>
          <table:table-cell table:formula="of:=SQRT(POWER(([.A23]-xauf);2)+POWER(([.B23]-yauf);2))*lo" office:value-type="float" office:value="5.8248777376671" calcext:value-type="float">
            <text:p>5.8248777377</text:p>
          </table:table-cell>
          <table:table-cell table:formula="of:=[.C23]*flaeche" office:value-type="float" office:value="0.049240659" calcext:value-type="float">
            <text:p>0.049240659</text:p>
          </table:table-cell>
          <table:table-cell/>
          <table:table-cell table:formula="of:=[.E23]/[.D23]" office:value-type="float" office:value="0.00845350944992044" calcext:value-type="float">
            <text:p>0.0084535094</text:p>
          </table:table-cell>
          <table:table-cell table:number-columns-repeated="3"/>
          <table:table-cell table:formula="of:=[.C23]*flaeche2" office:value-type="float" office:value="0.060790937037037" calcext:value-type="float">
            <text:p>0.060790937</text:p>
          </table:table-cell>
          <table:table-cell table:number-columns-repeated="3"/>
        </table:table-row>
        <table:table-row table:style-name="ro1"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4.99758357" calcext:value-type="float">
            <text:p>4.99758357</text:p>
          </table:table-cell>
          <table:table-cell table:formula="of:=SQRT(POWER(([.A24]-xauf);2)+POWER(([.B24]-yauf);2))*lo" office:value-type="float" office:value="6.79569069394495" calcext:value-type="float">
            <text:p>6.7956906939</text:p>
          </table:table-cell>
          <table:table-cell table:formula="of:=[.C24]*flaeche" office:value-type="float" office:value="0.0499758357" calcext:value-type="float">
            <text:p>0.0499758357</text:p>
          </table:table-cell>
          <table:table-cell/>
          <table:table-cell table:formula="of:=[.E24]/[.D24]" office:value-type="float" office:value="0.00735404802112744" calcext:value-type="float">
            <text:p>0.007354048</text:p>
          </table:table-cell>
          <table:table-cell table:number-columns-repeated="3"/>
          <table:table-cell table:formula="of:=[.C24]*flaeche2" office:value-type="float" office:value="0.0616985625925926" calcext:value-type="float">
            <text:p>0.061698562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QRT(POWER(([.A25]-xauf);2)+POWER(([.B25]-yauf);2))*lo" office:value-type="float" office:value="3.06998012383947" calcext:value-type="float">
            <text:p>3.0699801238</text:p>
          </table:table-cell>
          <table:table-cell table:formula="of:=[.C25]*flaeche" office:value-type="float" office:value="0" calcext:value-type="float">
            <text:p>0</text:p>
          </table:table-cell>
          <table:table-cell/>
          <table:table-cell table:formula="of:=[.E25]/[.D25]" office:value-type="float" office:value="0" calcext:value-type="float">
            <text:p>0</text:p>
          </table:table-cell>
          <table:table-cell table:number-columns-repeated="3"/>
          <table:table-cell table:formula="of:=[.C25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" calcext:value-type="float">
            <text:p>0</text:p>
          </table:table-cell>
          <table:table-cell office:value-type="float" office:value="5.05842566" calcext:value-type="float">
            <text:p>5.05842566</text:p>
          </table:table-cell>
          <table:table-cell table:formula="of:=SQRT(POWER(([.A26]-xauf);2)+POWER(([.B26]-yauf);2))*lo" office:value-type="float" office:value="3.06998012383947" calcext:value-type="float">
            <text:p>3.0699801238</text:p>
          </table:table-cell>
          <table:table-cell table:formula="of:=[.C26]*flaeche" office:value-type="float" office:value="0.0505842566" calcext:value-type="float">
            <text:p>0.0505842566</text:p>
          </table:table-cell>
          <table:table-cell/>
          <table:table-cell table:formula="of:=[.E26]/[.D26]" office:value-type="float" office:value="0.0164770632250012" calcext:value-type="float">
            <text:p>0.0164770632</text:p>
          </table:table-cell>
          <table:table-cell table:number-columns-repeated="3"/>
          <table:table-cell table:formula="of:=[.C26]*flaeche2" office:value-type="float" office:value="0.0624496995061728" calcext:value-type="float">
            <text:p>0.062449699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float" office:value="4.98894394" calcext:value-type="float">
            <text:p>4.98894394</text:p>
          </table:table-cell>
          <table:table-cell table:formula="of:=SQRT(POWER(([.A27]-xauf);2)+POWER(([.B27]-yauf);2))*lo" office:value-type="float" office:value="2.1708037636748" calcext:value-type="float">
            <text:p>2.1708037637</text:p>
          </table:table-cell>
          <table:table-cell table:formula="of:=[.C27]*flaeche" office:value-type="float" office:value="0.0498894394" calcext:value-type="float">
            <text:p>0.0498894394</text:p>
          </table:table-cell>
          <table:table-cell/>
          <table:table-cell table:formula="of:=[.E27]/[.D27]" office:value-type="float" office:value="0.022982012577473" calcext:value-type="float">
            <text:p>0.0229820126</text:p>
          </table:table-cell>
          <table:table-cell table:number-columns-repeated="3"/>
          <table:table-cell table:formula="of:=[.C27]*flaeche2" office:value-type="float" office:value="0.0615919004938272" calcext:value-type="float">
            <text:p>0.061591900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2" calcext:value-type="float">
            <text:p>0.2</text:p>
          </table:table-cell>
          <table:table-cell office:value-type="float" office:value="5.05457146" calcext:value-type="float">
            <text:p>5.05457146</text:p>
          </table:table-cell>
          <table:table-cell table:formula="of:=SQRT(POWER(([.A28]-xauf);2)+POWER(([.B28]-yauf);2))*lo" office:value-type="float" office:value="1.37293684929565" calcext:value-type="float">
            <text:p>1.3729368493</text:p>
          </table:table-cell>
          <table:table-cell table:formula="of:=[.C28]*flaeche" office:value-type="float" office:value="0.0505457146" calcext:value-type="float">
            <text:p>0.0505457146</text:p>
          </table:table-cell>
          <table:table-cell/>
          <table:table-cell table:formula="of:=[.E28]/[.D28]" office:value-type="float" office:value="0.0368157607729234" calcext:value-type="float">
            <text:p>0.0368157608</text:p>
          </table:table-cell>
          <table:table-cell table:number-columns-repeated="3"/>
          <table:table-cell table:formula="of:=[.C28]*flaeche2" office:value-type="float" office:value="0.0624021167901235" calcext:value-type="float">
            <text:p>0.062402116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5.01491815" calcext:value-type="float">
            <text:p>5.01491815</text:p>
          </table:table-cell>
          <table:table-cell table:formula="of:=SQRT(POWER(([.A29]-xauf);2)+POWER(([.B29]-yauf);2))*lo" office:value-type="float" office:value="0.97081295627785" calcext:value-type="float">
            <text:p>0.9708129563</text:p>
          </table:table-cell>
          <table:table-cell table:formula="of:=[.C29]*flaeche" office:value-type="float" office:value="0.0501491815" calcext:value-type="float">
            <text:p>0.0501491815</text:p>
          </table:table-cell>
          <table:table-cell/>
          <table:table-cell table:formula="of:=[.E29]/[.D29]" office:value-type="float" office:value="0.0516568935094096" calcext:value-type="float">
            <text:p>0.0516568935</text:p>
          </table:table-cell>
          <table:table-cell table:number-columns-repeated="3"/>
          <table:table-cell table:formula="of:=[.C29]*flaeche2" office:value-type="float" office:value="0.0619125697530864" calcext:value-type="float">
            <text:p>0.061912569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5.08555894" calcext:value-type="float">
            <text:p>5.08555894</text:p>
          </table:table-cell>
          <table:table-cell table:formula="of:=SQRT(POWER(([.A30]-xauf);2)+POWER(([.B30]-yauf);2))*lo" office:value-type="float" office:value="1.37293684929565" calcext:value-type="float">
            <text:p>1.3729368493</text:p>
          </table:table-cell>
          <table:table-cell table:formula="of:=[.C30]*flaeche" office:value-type="float" office:value="0.0508555894" calcext:value-type="float">
            <text:p>0.0508555894</text:p>
          </table:table-cell>
          <table:table-cell/>
          <table:table-cell table:formula="of:=[.E30]/[.D30]" office:value-type="float" office:value="0.0370414629238701" calcext:value-type="float">
            <text:p>0.0370414629</text:p>
          </table:table-cell>
          <table:table-cell table:number-columns-repeated="3"/>
          <table:table-cell table:formula="of:=[.C30]*flaeche2" office:value-type="float" office:value="0.0627846782716049" calcext:value-type="float">
            <text:p>0.062784678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5" calcext:value-type="float">
            <text:p>0.5</text:p>
          </table:table-cell>
          <table:table-cell office:value-type="float" office:value="5.01924334" calcext:value-type="float">
            <text:p>5.01924334</text:p>
          </table:table-cell>
          <table:table-cell table:formula="of:=SQRT(POWER(([.A31]-xauf);2)+POWER(([.B31]-yauf);2))*lo" office:value-type="float" office:value="2.1708037636748" calcext:value-type="float">
            <text:p>2.1708037637</text:p>
          </table:table-cell>
          <table:table-cell table:formula="of:=[.C31]*flaeche" office:value-type="float" office:value="0.0501924334" calcext:value-type="float">
            <text:p>0.0501924334</text:p>
          </table:table-cell>
          <table:table-cell/>
          <table:table-cell table:formula="of:=[.E31]/[.D31]" office:value-type="float" office:value="0.0231215894499062" calcext:value-type="float">
            <text:p>0.0231215894</text:p>
          </table:table-cell>
          <table:table-cell table:number-columns-repeated="3"/>
          <table:table-cell table:formula="of:=[.C31]*flaeche2" office:value-type="float" office:value="0.0619659671604938" calcext:value-type="float">
            <text:p>0.0619659672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6" calcext:value-type="float">
            <text:p>0.6</text:p>
          </table:table-cell>
          <table:table-cell office:value-type="float" office:value="5.08555894" calcext:value-type="float">
            <text:p>5.08555894</text:p>
          </table:table-cell>
          <table:table-cell table:formula="of:=SQRT(POWER(([.A32]-xauf);2)+POWER(([.B32]-yauf);2))*lo" office:value-type="float" office:value="3.06998012383946" calcext:value-type="float">
            <text:p>3.0699801238</text:p>
          </table:table-cell>
          <table:table-cell table:formula="of:=[.C32]*flaeche" office:value-type="float" office:value="0.0508555894" calcext:value-type="float">
            <text:p>0.0508555894</text:p>
          </table:table-cell>
          <table:table-cell/>
          <table:table-cell table:formula="of:=[.E32]/[.D32]" office:value-type="float" office:value="0.0165654458167624" calcext:value-type="float">
            <text:p>0.0165654458</text:p>
          </table:table-cell>
          <table:table-cell table:number-columns-repeated="3"/>
          <table:table-cell table:formula="of:=[.C32]*flaeche2" office:value-type="float" office:value="0.0627846782716049" calcext:value-type="float">
            <text:p>0.0627846783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7" calcext:value-type="float">
            <text:p>0.7</text:p>
          </table:table-cell>
          <table:table-cell office:value-type="float" office:value="5.01491815" calcext:value-type="float">
            <text:p>5.01491815</text:p>
          </table:table-cell>
          <table:table-cell table:formula="of:=SQRT(POWER(([.A33]-xauf);2)+POWER(([.B33]-yauf);2))*lo" office:value-type="float" office:value="4.00276436145171" calcext:value-type="float">
            <text:p>4.0027643615</text:p>
          </table:table-cell>
          <table:table-cell table:formula="of:=[.C33]*flaeche" office:value-type="float" office:value="0.0501491815" calcext:value-type="float">
            <text:p>0.0501491815</text:p>
          </table:table-cell>
          <table:table-cell/>
          <table:table-cell table:formula="of:=[.E33]/[.D33]" office:value-type="float" office:value="0.01252863695474" calcext:value-type="float">
            <text:p>0.012528637</text:p>
          </table:table-cell>
          <table:table-cell table:number-columns-repeated="3"/>
          <table:table-cell table:formula="of:=[.C33]*flaeche2" office:value-type="float" office:value="0.0619125697530864" calcext:value-type="float">
            <text:p>0.061912569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8" calcext:value-type="float">
            <text:p>0.8</text:p>
          </table:table-cell>
          <table:table-cell office:value-type="float" office:value="5.05457146" calcext:value-type="float">
            <text:p>5.05457146</text:p>
          </table:table-cell>
          <table:table-cell table:formula="of:=SQRT(POWER(([.A34]-xauf);2)+POWER(([.B34]-yauf);2))*lo" office:value-type="float" office:value="4.95019420810945" calcext:value-type="float">
            <text:p>4.9501942081</text:p>
          </table:table-cell>
          <table:table-cell table:formula="of:=[.C34]*flaeche" office:value-type="float" office:value="0.0505457146" calcext:value-type="float">
            <text:p>0.0505457146</text:p>
          </table:table-cell>
          <table:table-cell/>
          <table:table-cell table:formula="of:=[.E34]/[.D34]" office:value-type="float" office:value="0.0102108548624609" calcext:value-type="float">
            <text:p>0.0102108549</text:p>
          </table:table-cell>
          <table:table-cell table:number-columns-repeated="3"/>
          <table:table-cell table:formula="of:=[.C34]*flaeche2" office:value-type="float" office:value="0.0624021167901235" calcext:value-type="float">
            <text:p>0.0624021168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0.9" calcext:value-type="float">
            <text:p>0.9</text:p>
          </table:table-cell>
          <table:table-cell office:value-type="float" office:value="4.98894394" calcext:value-type="float">
            <text:p>4.98894394</text:p>
          </table:table-cell>
          <table:table-cell table:formula="of:=SQRT(POWER(([.A35]-xauf);2)+POWER(([.B35]-yauf);2))*lo" office:value-type="float" office:value="5.90522467437495" calcext:value-type="float">
            <text:p>5.9052246744</text:p>
          </table:table-cell>
          <table:table-cell table:formula="of:=[.C35]*flaeche" office:value-type="float" office:value="0.0498894394" calcext:value-type="float">
            <text:p>0.0498894394</text:p>
          </table:table-cell>
          <table:table-cell/>
          <table:table-cell table:formula="of:=[.E35]/[.D35]" office:value-type="float" office:value="0.00844835584605097" calcext:value-type="float">
            <text:p>0.0084483558</text:p>
          </table:table-cell>
          <table:table-cell table:number-columns-repeated="3"/>
          <table:table-cell table:formula="of:=[.C35]*flaeche2" office:value-type="float" office:value="0.0615919004938272" calcext:value-type="float">
            <text:p>0.0615919005</text:p>
          </table:table-cell>
          <table:table-cell table:number-columns-repeated="3"/>
        </table:table-row>
        <table:table-row table:style-name="ro1">
          <table:table-cell office:value-type="float" office:value="0.2" calcext:value-type="float">
            <text:p>0.2</text:p>
          </table:table-cell>
          <table:table-cell office:value-type="float" office:value="1" calcext:value-type="float">
            <text:p>1</text:p>
          </table:table-cell>
          <table:table-cell office:value-type="float" office:value="5.05842566" calcext:value-type="float">
            <text:p>5.05842566</text:p>
          </table:table-cell>
          <table:table-cell table:formula="of:=SQRT(POWER(([.A36]-xauf);2)+POWER(([.B36]-yauf);2))*lo" office:value-type="float" office:value="6.86468424647827" calcext:value-type="float">
            <text:p>6.8646842465</text:p>
          </table:table-cell>
          <table:table-cell table:formula="of:=[.C36]*flaeche" office:value-type="float" office:value="0.0505842566" calcext:value-type="float">
            <text:p>0.0505842566</text:p>
          </table:table-cell>
          <table:table-cell/>
          <table:table-cell table:formula="of:=[.E36]/[.D36]" office:value-type="float" office:value="0.00736876668813294" calcext:value-type="float">
            <text:p>0.0073687667</text:p>
          </table:table-cell>
          <table:table-cell table:number-columns-repeated="3"/>
          <table:table-cell table:formula="of:=[.C36]*flaeche2" office:value-type="float" office:value="0.0624496995061728" calcext:value-type="float">
            <text:p>0.06244969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QRT(POWER(([.A37]-xauf);2)+POWER(([.B37]-yauf);2))*lo" office:value-type="float" office:value="3.06998012383947" calcext:value-type="float">
            <text:p>3.0699801238</text:p>
          </table:table-cell>
          <table:table-cell table:formula="of:=[.C37]*flaeche" office:value-type="float" office:value="0" calcext:value-type="float">
            <text:p>0</text:p>
          </table:table-cell>
          <table:table-cell/>
          <table:table-cell table:formula="of:=[.E37]/[.D37]" office:value-type="float" office:value="0" calcext:value-type="float">
            <text:p>0</text:p>
          </table:table-cell>
          <table:table-cell table:number-columns-repeated="3"/>
          <table:table-cell table:formula="of:=[.C37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" calcext:value-type="float">
            <text:p>0</text:p>
          </table:table-cell>
          <table:table-cell office:value-type="float" office:value="5.01767035" calcext:value-type="float">
            <text:p>5.01767035</text:p>
          </table:table-cell>
          <table:table-cell table:formula="of:=SQRT(POWER(([.A38]-xauf);2)+POWER(([.B38]-yauf);2))*lo" office:value-type="float" office:value="3.50031589274457" calcext:value-type="float">
            <text:p>3.5003158927</text:p>
          </table:table-cell>
          <table:table-cell table:formula="of:=[.C38]*flaeche" office:value-type="float" office:value="0.0501767035" calcext:value-type="float">
            <text:p>0.0501767035</text:p>
          </table:table-cell>
          <table:table-cell/>
          <table:table-cell table:formula="of:=[.E38]/[.D38]" office:value-type="float" office:value="0.0143349072019488" calcext:value-type="float">
            <text:p>0.0143349072</text:p>
          </table:table-cell>
          <table:table-cell table:number-columns-repeated="3"/>
          <table:table-cell table:formula="of:=[.C38]*flaeche2" office:value-type="float" office:value="0.0619465475308642" calcext:value-type="float">
            <text:p>0.0619465475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1" calcext:value-type="float">
            <text:p>0.1</text:p>
          </table:table-cell>
          <table:table-cell office:value-type="float" office:value="4.94799894" calcext:value-type="float">
            <text:p>4.94799894</text:p>
          </table:table-cell>
          <table:table-cell table:formula="of:=SQRT(POWER(([.A39]-xauf);2)+POWER(([.B39]-yauf);2))*lo" office:value-type="float" office:value="2.74587369859131" calcext:value-type="float">
            <text:p>2.7458736986</text:p>
          </table:table-cell>
          <table:table-cell table:formula="of:=[.C39]*flaeche" office:value-type="float" office:value="0.0494799894" calcext:value-type="float">
            <text:p>0.0494799894</text:p>
          </table:table-cell>
          <table:table-cell/>
          <table:table-cell table:formula="of:=[.E39]/[.D39]" office:value-type="float" office:value="0.0180197615882276" calcext:value-type="float">
            <text:p>0.0180197616</text:p>
          </table:table-cell>
          <table:table-cell table:number-columns-repeated="3"/>
          <table:table-cell table:formula="of:=[.C39]*flaeche2" office:value-type="float" office:value="0.0610864066666667" calcext:value-type="float">
            <text:p>0.061086406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2" calcext:value-type="float">
            <text:p>0.2</text:p>
          </table:table-cell>
          <table:table-cell office:value-type="float" office:value="5.01491815" calcext:value-type="float">
            <text:p>5.01491815</text:p>
          </table:table-cell>
          <table:table-cell table:formula="of:=SQRT(POWER(([.A40]-xauf);2)+POWER(([.B40]-yauf);2))*lo" office:value-type="float" office:value="2.1708037636748" calcext:value-type="float">
            <text:p>2.1708037637</text:p>
          </table:table-cell>
          <table:table-cell table:formula="of:=[.C40]*flaeche" office:value-type="float" office:value="0.0501491815" calcext:value-type="float">
            <text:p>0.0501491815</text:p>
          </table:table-cell>
          <table:table-cell/>
          <table:table-cell table:formula="of:=[.E40]/[.D40]" office:value-type="float" office:value="0.0231016650787015" calcext:value-type="float">
            <text:p>0.0231016651</text:p>
          </table:table-cell>
          <table:table-cell table:number-columns-repeated="3"/>
          <table:table-cell table:formula="of:=[.C40]*flaeche2" office:value-type="float" office:value="0.0619125697530864" calcext:value-type="float">
            <text:p>0.06191256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3" calcext:value-type="float">
            <text:p>0.3</text:p>
          </table:table-cell>
          <table:table-cell office:value-type="float" office:value="4.97311272" calcext:value-type="float">
            <text:p>4.97311272</text:p>
          </table:table-cell>
          <table:table-cell table:formula="of:=SQRT(POWER(([.A41]-xauf);2)+POWER(([.B41]-yauf);2))*lo" office:value-type="float" office:value="1.9416259125557" calcext:value-type="float">
            <text:p>1.9416259126</text:p>
          </table:table-cell>
          <table:table-cell table:formula="of:=[.C41]*flaeche" office:value-type="float" office:value="0.0497311272" calcext:value-type="float">
            <text:p>0.0497311272</text:p>
          </table:table-cell>
          <table:table-cell/>
          <table:table-cell table:formula="of:=[.E41]/[.D41]" office:value-type="float" office:value="0.0256131352998583" calcext:value-type="float">
            <text:p>0.0256131353</text:p>
          </table:table-cell>
          <table:table-cell table:number-columns-repeated="3"/>
          <table:table-cell table:formula="of:=[.C41]*flaeche2" office:value-type="float" office:value="0.0613964533333333" calcext:value-type="float">
            <text:p>0.061396453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5.03919809" calcext:value-type="float">
            <text:p>5.03919809</text:p>
          </table:table-cell>
          <table:table-cell table:formula="of:=SQRT(POWER(([.A42]-xauf);2)+POWER(([.B42]-yauf);2))*lo" office:value-type="float" office:value="2.1708037636748" calcext:value-type="float">
            <text:p>2.1708037637</text:p>
          </table:table-cell>
          <table:table-cell table:formula="of:=[.C42]*flaeche" office:value-type="float" office:value="0.0503919809" calcext:value-type="float">
            <text:p>0.0503919809</text:p>
          </table:table-cell>
          <table:table-cell/>
          <table:table-cell table:formula="of:=[.E42]/[.D42]" office:value-type="float" office:value="0.0232135127749617" calcext:value-type="float">
            <text:p>0.0232135128</text:p>
          </table:table-cell>
          <table:table-cell table:number-columns-repeated="3"/>
          <table:table-cell table:formula="of:=[.C42]*flaeche2" office:value-type="float" office:value="0.0622123220987654" calcext:value-type="float">
            <text:p>0.062212322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5" calcext:value-type="float">
            <text:p>0.5</text:p>
          </table:table-cell>
          <table:table-cell office:value-type="float" office:value="4.96952305" calcext:value-type="float">
            <text:p>4.96952305</text:p>
          </table:table-cell>
          <table:table-cell table:formula="of:=SQRT(POWER(([.A43]-xauf);2)+POWER(([.B43]-yauf);2))*lo" office:value-type="float" office:value="2.74587369859131" calcext:value-type="float">
            <text:p>2.7458736986</text:p>
          </table:table-cell>
          <table:table-cell table:formula="of:=[.C43]*flaeche" office:value-type="float" office:value="0.0496952305" calcext:value-type="float">
            <text:p>0.0496952305</text:p>
          </table:table-cell>
          <table:table-cell/>
          <table:table-cell table:formula="of:=[.E43]/[.D43]" office:value-type="float" office:value="0.0180981486968955" calcext:value-type="float">
            <text:p>0.0180981487</text:p>
          </table:table-cell>
          <table:table-cell table:number-columns-repeated="3"/>
          <table:table-cell table:formula="of:=[.C43]*flaeche2" office:value-type="float" office:value="0.0613521364197531" calcext:value-type="float">
            <text:p>0.0613521364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5.03919809" calcext:value-type="float">
            <text:p>5.03919809</text:p>
          </table:table-cell>
          <table:table-cell table:formula="of:=SQRT(POWER(([.A44]-xauf);2)+POWER(([.B44]-yauf);2))*lo" office:value-type="float" office:value="3.50031589274457" calcext:value-type="float">
            <text:p>3.5003158927</text:p>
          </table:table-cell>
          <table:table-cell table:formula="of:=[.C44]*flaeche" office:value-type="float" office:value="0.0503919809" calcext:value-type="float">
            <text:p>0.0503919809</text:p>
          </table:table-cell>
          <table:table-cell/>
          <table:table-cell table:formula="of:=[.E44]/[.D44]" office:value-type="float" office:value="0.0143964094796279" calcext:value-type="float">
            <text:p>0.0143964095</text:p>
          </table:table-cell>
          <table:table-cell table:number-columns-repeated="3"/>
          <table:table-cell table:formula="of:=[.C44]*flaeche2" office:value-type="float" office:value="0.0622123220987654" calcext:value-type="float">
            <text:p>0.0622123221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7" calcext:value-type="float">
            <text:p>0.7</text:p>
          </table:table-cell>
          <table:table-cell office:value-type="float" office:value="4.97311272" calcext:value-type="float">
            <text:p>4.97311272</text:p>
          </table:table-cell>
          <table:table-cell table:formula="of:=SQRT(POWER(([.A45]-xauf);2)+POWER(([.B45]-yauf);2))*lo" office:value-type="float" office:value="4.34160752734961" calcext:value-type="float">
            <text:p>4.3416075273</text:p>
          </table:table-cell>
          <table:table-cell table:formula="of:=[.C45]*flaeche" office:value-type="float" office:value="0.0497311272" calcext:value-type="float">
            <text:p>0.0497311272</text:p>
          </table:table-cell>
          <table:table-cell/>
          <table:table-cell table:formula="of:=[.E45]/[.D45]" office:value-type="float" office:value="0.0114545423294765" calcext:value-type="float">
            <text:p>0.0114545423</text:p>
          </table:table-cell>
          <table:table-cell table:number-columns-repeated="3"/>
          <table:table-cell table:formula="of:=[.C45]*flaeche2" office:value-type="float" office:value="0.0613964533333333" calcext:value-type="float">
            <text:p>0.0613964533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5.01491815" calcext:value-type="float">
            <text:p>5.01491815</text:p>
          </table:table-cell>
          <table:table-cell table:formula="of:=SQRT(POWER(([.A46]-xauf);2)+POWER(([.B46]-yauf);2))*lo" office:value-type="float" office:value="5.22798776645768" calcext:value-type="float">
            <text:p>5.2279877665</text:p>
          </table:table-cell>
          <table:table-cell table:formula="of:=[.C46]*flaeche" office:value-type="float" office:value="0.0501491815" calcext:value-type="float">
            <text:p>0.0501491815</text:p>
          </table:table-cell>
          <table:table-cell/>
          <table:table-cell table:formula="of:=[.E46]/[.D46]" office:value-type="float" office:value="0.00959244430940578" calcext:value-type="float">
            <text:p>0.0095924443</text:p>
          </table:table-cell>
          <table:table-cell table:number-columns-repeated="3"/>
          <table:table-cell table:formula="of:=[.C46]*flaeche2" office:value-type="float" office:value="0.0619125697530864" calcext:value-type="float">
            <text:p>0.0619125698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0.9" calcext:value-type="float">
            <text:p>0.9</text:p>
          </table:table-cell>
          <table:table-cell office:value-type="float" office:value="4.94799894" calcext:value-type="float">
            <text:p>4.94799894</text:p>
          </table:table-cell>
          <table:table-cell table:formula="of:=SQRT(POWER(([.A47]-xauf);2)+POWER(([.B47]-yauf);2))*lo" office:value-type="float" office:value="6.13996024767893" calcext:value-type="float">
            <text:p>6.1399602477</text:p>
          </table:table-cell>
          <table:table-cell table:formula="of:=[.C47]*flaeche" office:value-type="float" office:value="0.0494799894" calcext:value-type="float">
            <text:p>0.0494799894</text:p>
          </table:table-cell>
          <table:table-cell/>
          <table:table-cell table:formula="of:=[.E47]/[.D47]" office:value-type="float" office:value="0.00805868236992329" calcext:value-type="float">
            <text:p>0.0080586824</text:p>
          </table:table-cell>
          <table:table-cell table:number-columns-repeated="3"/>
          <table:table-cell table:formula="of:=[.C47]*flaeche2" office:value-type="float" office:value="0.0610864066666667" calcext:value-type="float">
            <text:p>0.0610864067</text:p>
          </table:table-cell>
          <table:table-cell table:number-columns-repeated="3"/>
        </table:table-row>
        <table:table-row table:style-name="ro1"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5.01767035" calcext:value-type="float">
            <text:p>5.01767035</text:p>
          </table:table-cell>
          <table:table-cell table:formula="of:=SQRT(POWER(([.A48]-xauf);2)+POWER(([.B48]-yauf);2))*lo" office:value-type="float" office:value="7.06762500364003" calcext:value-type="float">
            <text:p>7.0676250036</text:p>
          </table:table-cell>
          <table:table-cell table:formula="of:=[.C48]*flaeche" office:value-type="float" office:value="0.0501767035" calcext:value-type="float">
            <text:p>0.0501767035</text:p>
          </table:table-cell>
          <table:table-cell/>
          <table:table-cell table:formula="of:=[.E48]/[.D48]" office:value-type="float" office:value="0.00709951411883873" calcext:value-type="float">
            <text:p>0.0070995141</text:p>
          </table:table-cell>
          <table:table-cell table:number-columns-repeated="3"/>
          <table:table-cell table:formula="of:=[.C48]*flaeche2" office:value-type="float" office:value="0.0619465475308642" calcext:value-type="float">
            <text:p>0.06194654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QRT(POWER(([.A49]-xauf);2)+POWER(([.B49]-yauf);2))*lo" office:value-type="float" office:value="3.06998012383947" calcext:value-type="float">
            <text:p>3.0699801238</text:p>
          </table:table-cell>
          <table:table-cell table:formula="of:=[.C49]*flaeche" office:value-type="float" office:value="0" calcext:value-type="float">
            <text:p>0</text:p>
          </table:table-cell>
          <table:table-cell/>
          <table:table-cell table:formula="of:=[.E49]/[.D49]" office:value-type="float" office:value="0" calcext:value-type="float">
            <text:p>0</text:p>
          </table:table-cell>
          <table:table-cell table:number-columns-repeated="3"/>
          <table:table-cell table:formula="of:=[.C49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float" office:value="5.04542394" calcext:value-type="float">
            <text:p>5.04542394</text:p>
          </table:table-cell>
          <table:table-cell table:formula="of:=SQRT(POWER(([.A50]-xauf);2)+POWER(([.B50]-yauf);2))*lo" office:value-type="float" office:value="4.11881054788696" calcext:value-type="float">
            <text:p>4.1188105479</text:p>
          </table:table-cell>
          <table:table-cell table:formula="of:=[.C50]*flaeche" office:value-type="float" office:value="0.0504542394" calcext:value-type="float">
            <text:p>0.0504542394</text:p>
          </table:table-cell>
          <table:table-cell/>
          <table:table-cell table:formula="of:=[.E50]/[.D50]" office:value-type="float" office:value="0.0122497111273749" calcext:value-type="float">
            <text:p>0.0122497111</text:p>
          </table:table-cell>
          <table:table-cell table:number-columns-repeated="3"/>
          <table:table-cell table:formula="of:=[.C50]*flaeche2" office:value-type="float" office:value="0.0622891844444444" calcext:value-type="float">
            <text:p>0.0622891844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float" office:value="4.99154259" calcext:value-type="float">
            <text:p>4.99154259</text:p>
          </table:table-cell>
          <table:table-cell table:formula="of:=SQRT(POWER(([.A51]-xauf);2)+POWER(([.B51]-yauf);2))*lo" office:value-type="float" office:value="3.50031589274457" calcext:value-type="float">
            <text:p>3.5003158927</text:p>
          </table:table-cell>
          <table:table-cell table:formula="of:=[.C51]*flaeche" office:value-type="float" office:value="0.0499154259" calcext:value-type="float">
            <text:p>0.0499154259</text:p>
          </table:table-cell>
          <table:table-cell/>
          <table:table-cell table:formula="of:=[.E51]/[.D51]" office:value-type="float" office:value="0.0142602631960916" calcext:value-type="float">
            <text:p>0.0142602632</text:p>
          </table:table-cell>
          <table:table-cell table:number-columns-repeated="3"/>
          <table:table-cell table:formula="of:=[.C51]*flaeche2" office:value-type="float" office:value="0.0616239825925926" calcext:value-type="float">
            <text:p>0.061623982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float" office:value="5.08555894" calcext:value-type="float">
            <text:p>5.08555894</text:p>
          </table:table-cell>
          <table:table-cell table:formula="of:=SQRT(POWER(([.A52]-xauf);2)+POWER(([.B52]-yauf);2))*lo" office:value-type="float" office:value="3.06998012383947" calcext:value-type="float">
            <text:p>3.0699801238</text:p>
          </table:table-cell>
          <table:table-cell table:formula="of:=[.C52]*flaeche" office:value-type="float" office:value="0.0508555894" calcext:value-type="float">
            <text:p>0.0508555894</text:p>
          </table:table-cell>
          <table:table-cell/>
          <table:table-cell table:formula="of:=[.E52]/[.D52]" office:value-type="float" office:value="0.0165654458167623" calcext:value-type="float">
            <text:p>0.0165654458</text:p>
          </table:table-cell>
          <table:table-cell table:number-columns-repeated="3"/>
          <table:table-cell table:formula="of:=[.C52]*flaeche2" office:value-type="float" office:value="0.0627846782716049" calcext:value-type="float">
            <text:p>0.062784678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3" calcext:value-type="float">
            <text:p>0.3</text:p>
          </table:table-cell>
          <table:table-cell office:value-type="float" office:value="5.03919809" calcext:value-type="float">
            <text:p>5.03919809</text:p>
          </table:table-cell>
          <table:table-cell table:formula="of:=SQRT(POWER(([.A53]-xauf);2)+POWER(([.B53]-yauf);2))*lo" office:value-type="float" office:value="2.91243886883355" calcext:value-type="float">
            <text:p>2.9124388688</text:p>
          </table:table-cell>
          <table:table-cell table:formula="of:=[.C53]*flaeche" office:value-type="float" office:value="0.0503919809" calcext:value-type="float">
            <text:p>0.0503919809</text:p>
          </table:table-cell>
          <table:table-cell/>
          <table:table-cell table:formula="of:=[.E53]/[.D53]" office:value-type="float" office:value="0.0173023308537914" calcext:value-type="float">
            <text:p>0.0173023309</text:p>
          </table:table-cell>
          <table:table-cell table:number-columns-repeated="3"/>
          <table:table-cell table:formula="of:=[.C53]*flaeche2" office:value-type="float" office:value="0.0622123220987654" calcext:value-type="float">
            <text:p>0.06221232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4" calcext:value-type="float">
            <text:p>0.4</text:p>
          </table:table-cell>
          <table:table-cell office:value-type="float" office:value="5.04319016" calcext:value-type="float">
            <text:p>5.04319016</text:p>
          </table:table-cell>
          <table:table-cell table:formula="of:=SQRT(POWER(([.A54]-xauf);2)+POWER(([.B54]-yauf);2))*lo" office:value-type="float" office:value="3.06998012383946" calcext:value-type="float">
            <text:p>3.0699801238</text:p>
          </table:table-cell>
          <table:table-cell table:formula="of:=[.C54]*flaeche" office:value-type="float" office:value="0.0504319016" calcext:value-type="float">
            <text:p>0.0504319016</text:p>
          </table:table-cell>
          <table:table-cell/>
          <table:table-cell table:formula="of:=[.E54]/[.D54]" office:value-type="float" office:value="0.0164274358678673" calcext:value-type="float">
            <text:p>0.0164274359</text:p>
          </table:table-cell>
          <table:table-cell table:number-columns-repeated="3"/>
          <table:table-cell table:formula="of:=[.C54]*flaeche2" office:value-type="float" office:value="0.0622616069135802" calcext:value-type="float">
            <text:p>0.062261606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4.92833357" calcext:value-type="float">
            <text:p>4.92833357</text:p>
          </table:table-cell>
          <table:table-cell table:formula="of:=SQRT(POWER(([.A55]-xauf);2)+POWER(([.B55]-yauf);2))*lo" office:value-type="float" office:value="3.50031589274457" calcext:value-type="float">
            <text:p>3.5003158927</text:p>
          </table:table-cell>
          <table:table-cell table:formula="of:=[.C55]*flaeche" office:value-type="float" office:value="0.0492833357" calcext:value-type="float">
            <text:p>0.0492833357</text:p>
          </table:table-cell>
          <table:table-cell/>
          <table:table-cell table:formula="of:=[.E55]/[.D55]" office:value-type="float" office:value="0.0140796822944335" calcext:value-type="float">
            <text:p>0.0140796823</text:p>
          </table:table-cell>
          <table:table-cell table:number-columns-repeated="3"/>
          <table:table-cell table:formula="of:=[.C55]*flaeche2" office:value-type="float" office:value="0.0608436243209877" calcext:value-type="float">
            <text:p>0.060843624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6" calcext:value-type="float">
            <text:p>0.6</text:p>
          </table:table-cell>
          <table:table-cell office:value-type="float" office:value="5.04319016" calcext:value-type="float">
            <text:p>5.04319016</text:p>
          </table:table-cell>
          <table:table-cell table:formula="of:=SQRT(POWER(([.A56]-xauf);2)+POWER(([.B56]-yauf);2))*lo" office:value-type="float" office:value="4.11881054788696" calcext:value-type="float">
            <text:p>4.1188105479</text:p>
          </table:table-cell>
          <table:table-cell table:formula="of:=[.C56]*flaeche" office:value-type="float" office:value="0.0504319016" calcext:value-type="float">
            <text:p>0.0504319016</text:p>
          </table:table-cell>
          <table:table-cell/>
          <table:table-cell table:formula="of:=[.E56]/[.D56]" office:value-type="float" office:value="0.0122442877655232" calcext:value-type="float">
            <text:p>0.0122442878</text:p>
          </table:table-cell>
          <table:table-cell table:number-columns-repeated="3"/>
          <table:table-cell table:formula="of:=[.C56]*flaeche2" office:value-type="float" office:value="0.0622616069135802" calcext:value-type="float">
            <text:p>0.0622616069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7" calcext:value-type="float">
            <text:p>0.7</text:p>
          </table:table-cell>
          <table:table-cell office:value-type="float" office:value="5.03919809" calcext:value-type="float">
            <text:p>5.03919809</text:p>
          </table:table-cell>
          <table:table-cell table:formula="of:=SQRT(POWER(([.A57]-xauf);2)+POWER(([.B57]-yauf);2))*lo" office:value-type="float" office:value="4.85406478138925" calcext:value-type="float">
            <text:p>4.8540647814</text:p>
          </table:table-cell>
          <table:table-cell table:formula="of:=[.C57]*flaeche" office:value-type="float" office:value="0.0503919809" calcext:value-type="float">
            <text:p>0.0503919809</text:p>
          </table:table-cell>
          <table:table-cell/>
          <table:table-cell table:formula="of:=[.E57]/[.D57]" office:value-type="float" office:value="0.0103813985122748" calcext:value-type="float">
            <text:p>0.0103813985</text:p>
          </table:table-cell>
          <table:table-cell table:number-columns-repeated="3"/>
          <table:table-cell table:formula="of:=[.C57]*flaeche2" office:value-type="float" office:value="0.0622123220987654" calcext:value-type="float">
            <text:p>0.0622123221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8" calcext:value-type="float">
            <text:p>0.8</text:p>
          </table:table-cell>
          <table:table-cell office:value-type="float" office:value="5.08555894" calcext:value-type="float">
            <text:p>5.08555894</text:p>
          </table:table-cell>
          <table:table-cell table:formula="of:=SQRT(POWER(([.A58]-xauf);2)+POWER(([.B58]-yauf);2))*lo" office:value-type="float" office:value="5.6607636469487" calcext:value-type="float">
            <text:p>5.6607636469</text:p>
          </table:table-cell>
          <table:table-cell table:formula="of:=[.C58]*flaeche" office:value-type="float" office:value="0.0508555894" calcext:value-type="float">
            <text:p>0.0508555894</text:p>
          </table:table-cell>
          <table:table-cell/>
          <table:table-cell table:formula="of:=[.E58]/[.D58]" office:value-type="float" office:value="0.008983874362501" calcext:value-type="float">
            <text:p>0.0089838744</text:p>
          </table:table-cell>
          <table:table-cell table:number-columns-repeated="3"/>
          <table:table-cell table:formula="of:=[.C58]*flaeche2" office:value-type="float" office:value="0.0627846782716049" calcext:value-type="float">
            <text:p>0.0627846783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0.9" calcext:value-type="float">
            <text:p>0.9</text:p>
          </table:table-cell>
          <table:table-cell office:value-type="float" office:value="4.99154259" calcext:value-type="float">
            <text:p>4.99154259</text:p>
          </table:table-cell>
          <table:table-cell table:formula="of:=SQRT(POWER(([.A59]-xauf);2)+POWER(([.B59]-yauf);2))*lo" office:value-type="float" office:value="6.51241129102441" calcext:value-type="float">
            <text:p>6.512411291</text:p>
          </table:table-cell>
          <table:table-cell table:formula="of:=[.C59]*flaeche" office:value-type="float" office:value="0.0499154259" calcext:value-type="float">
            <text:p>0.0499154259</text:p>
          </table:table-cell>
          <table:table-cell/>
          <table:table-cell table:formula="of:=[.E59]/[.D59]" office:value-type="float" office:value="0.0076646611630311" calcext:value-type="float">
            <text:p>0.0076646612</text:p>
          </table:table-cell>
          <table:table-cell table:number-columns-repeated="3"/>
          <table:table-cell table:formula="of:=[.C59]*flaeche2" office:value-type="float" office:value="0.0616239825925926" calcext:value-type="float">
            <text:p>0.0616239826</text:p>
          </table:table-cell>
          <table:table-cell table:number-columns-repeated="3"/>
        </table:table-row>
        <table:table-row table:style-name="ro1"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float" office:value="5.04542394" calcext:value-type="float">
            <text:p>5.04542394</text:p>
          </table:table-cell>
          <table:table-cell table:formula="of:=SQRT(POWER(([.A60]-xauf);2)+POWER(([.B60]-yauf);2))*lo" office:value-type="float" office:value="7.39349120324508" calcext:value-type="float">
            <text:p>7.3934912032</text:p>
          </table:table-cell>
          <table:table-cell table:formula="of:=[.C60]*flaeche" office:value-type="float" office:value="0.0504542394" calcext:value-type="float">
            <text:p>0.0504542394</text:p>
          </table:table-cell>
          <table:table-cell/>
          <table:table-cell table:formula="of:=[.E60]/[.D60]" office:value-type="float" office:value="0.00682414275110723" calcext:value-type="float">
            <text:p>0.0068241428</text:p>
          </table:table-cell>
          <table:table-cell table:number-columns-repeated="3"/>
          <table:table-cell table:formula="of:=[.C60]*flaeche2" office:value-type="float" office:value="0.0622891844444444" calcext:value-type="float">
            <text:p>0.06228918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QRT(POWER(([.A61]-xauf);2)+POWER(([.B61]-yauf);2))*lo" office:value-type="float" office:value="3.06998012383947" calcext:value-type="float">
            <text:p>3.0699801238</text:p>
          </table:table-cell>
          <table:table-cell table:formula="of:=[.C61]*flaeche" office:value-type="float" office:value="0" calcext:value-type="float">
            <text:p>0</text:p>
          </table:table-cell>
          <table:table-cell/>
          <table:table-cell table:formula="of:=[.E61]/[.D61]" office:value-type="float" office:value="0" calcext:value-type="float">
            <text:p>0</text:p>
          </table:table-cell>
          <table:table-cell table:number-columns-repeated="3"/>
          <table:table-cell table:formula="of:=[.C61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.93889889" calcext:value-type="float">
            <text:p>4.93889889</text:p>
          </table:table-cell>
          <table:table-cell table:formula="of:=SQRT(POWER(([.A62]-xauf);2)+POWER(([.B62]-yauf);2))*lo" office:value-type="float" office:value="4.85406478138925" calcext:value-type="float">
            <text:p>4.8540647814</text:p>
          </table:table-cell>
          <table:table-cell table:formula="of:=[.C62]*flaeche" office:value-type="float" office:value="0.0493889889" calcext:value-type="float">
            <text:p>0.0493889889</text:p>
          </table:table-cell>
          <table:table-cell/>
          <table:table-cell table:formula="of:=[.E62]/[.D62]" office:value-type="float" office:value="0.0101747692139092" calcext:value-type="float">
            <text:p>0.0101747692</text:p>
          </table:table-cell>
          <table:table-cell table:number-columns-repeated="3"/>
          <table:table-cell table:formula="of:=[.C62]*flaeche2" office:value-type="float" office:value="0.0609740603703704" calcext:value-type="float">
            <text:p>0.060974060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1" calcext:value-type="float">
            <text:p>0.1</text:p>
          </table:table-cell>
          <table:table-cell office:value-type="float" office:value="4.8996372" calcext:value-type="float">
            <text:p>4.8996372</text:p>
          </table:table-cell>
          <table:table-cell table:formula="of:=SQRT(POWER(([.A63]-xauf);2)+POWER(([.B63]-yauf);2))*lo" office:value-type="float" office:value="4.34160752734961" calcext:value-type="float">
            <text:p>4.3416075273</text:p>
          </table:table-cell>
          <table:table-cell table:formula="of:=[.C63]*flaeche" office:value-type="float" office:value="0.048996372" calcext:value-type="float">
            <text:p>0.048996372</text:p>
          </table:table-cell>
          <table:table-cell/>
          <table:table-cell table:formula="of:=[.E63]/[.D63]" office:value-type="float" office:value="0.0112853065808808" calcext:value-type="float">
            <text:p>0.0112853066</text:p>
          </table:table-cell>
          <table:table-cell table:number-columns-repeated="3"/>
          <table:table-cell table:formula="of:=[.C63]*flaeche2" office:value-type="float" office:value="0.0604893481481482" calcext:value-type="float">
            <text:p>0.060489348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2" calcext:value-type="float">
            <text:p>0.2</text:p>
          </table:table-cell>
          <table:table-cell office:value-type="float" office:value="5.01924334" calcext:value-type="float">
            <text:p>5.01924334</text:p>
          </table:table-cell>
          <table:table-cell table:formula="of:=SQRT(POWER(([.A64]-xauf);2)+POWER(([.B64]-yauf);2))*lo" office:value-type="float" office:value="4.00276436145171" calcext:value-type="float">
            <text:p>4.0027643615</text:p>
          </table:table-cell>
          <table:table-cell table:formula="of:=[.C64]*flaeche" office:value-type="float" office:value="0.0501924334" calcext:value-type="float">
            <text:p>0.0501924334</text:p>
          </table:table-cell>
          <table:table-cell/>
          <table:table-cell table:formula="of:=[.E64]/[.D64]" office:value-type="float" office:value="0.0125394424621579" calcext:value-type="float">
            <text:p>0.0125394425</text:p>
          </table:table-cell>
          <table:table-cell table:number-columns-repeated="3"/>
          <table:table-cell table:formula="of:=[.C64]*flaeche2" office:value-type="float" office:value="0.0619659671604938" calcext:value-type="float">
            <text:p>0.061965967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3" calcext:value-type="float">
            <text:p>0.3</text:p>
          </table:table-cell>
          <table:table-cell office:value-type="float" office:value="4.96952305" calcext:value-type="float">
            <text:p>4.96952305</text:p>
          </table:table-cell>
          <table:table-cell table:formula="of:=SQRT(POWER(([.A65]-xauf);2)+POWER(([.B65]-yauf);2))*lo" office:value-type="float" office:value="3.8832518251114" calcext:value-type="float">
            <text:p>3.8832518251</text:p>
          </table:table-cell>
          <table:table-cell table:formula="of:=[.C65]*flaeche" office:value-type="float" office:value="0.0496952305" calcext:value-type="float">
            <text:p>0.0496952305</text:p>
          </table:table-cell>
          <table:table-cell/>
          <table:table-cell table:formula="of:=[.E65]/[.D65]" office:value-type="float" office:value="0.0127973236704973" calcext:value-type="float">
            <text:p>0.0127973237</text:p>
          </table:table-cell>
          <table:table-cell table:number-columns-repeated="3"/>
          <table:table-cell table:formula="of:=[.C65]*flaeche2" office:value-type="float" office:value="0.0613521364197531" calcext:value-type="float">
            <text:p>0.061352136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4" calcext:value-type="float">
            <text:p>0.4</text:p>
          </table:table-cell>
          <table:table-cell office:value-type="float" office:value="4.92833357" calcext:value-type="float">
            <text:p>4.92833357</text:p>
          </table:table-cell>
          <table:table-cell table:formula="of:=SQRT(POWER(([.A66]-xauf);2)+POWER(([.B66]-yauf);2))*lo" office:value-type="float" office:value="4.00276436145171" calcext:value-type="float">
            <text:p>4.0027643615</text:p>
          </table:table-cell>
          <table:table-cell table:formula="of:=[.C66]*flaeche" office:value-type="float" office:value="0.0492833357" calcext:value-type="float">
            <text:p>0.0492833357</text:p>
          </table:table-cell>
          <table:table-cell/>
          <table:table-cell table:formula="of:=[.E66]/[.D66]" office:value-type="float" office:value="0.0123123249958501" calcext:value-type="float">
            <text:p>0.012312325</text:p>
          </table:table-cell>
          <table:table-cell table:number-columns-repeated="3"/>
          <table:table-cell table:formula="of:=[.C66]*flaeche2" office:value-type="float" office:value="0.0608436243209877" calcext:value-type="float">
            <text:p>0.060843624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5" calcext:value-type="float">
            <text:p>0.5</text:p>
          </table:table-cell>
          <table:table-cell office:value-type="float" office:value="4.78058382" calcext:value-type="float">
            <text:p>4.78058382</text:p>
          </table:table-cell>
          <table:table-cell table:formula="of:=SQRT(POWER(([.A67]-xauf);2)+POWER(([.B67]-yauf);2))*lo" office:value-type="float" office:value="4.34160752734961" calcext:value-type="float">
            <text:p>4.3416075273</text:p>
          </table:table-cell>
          <table:table-cell table:formula="of:=[.C67]*flaeche" office:value-type="float" office:value="0.0478058382" calcext:value-type="float">
            <text:p>0.0478058382</text:p>
          </table:table-cell>
          <table:table-cell/>
          <table:table-cell table:formula="of:=[.E67]/[.D67]" office:value-type="float" office:value="0.0110110916057822" calcext:value-type="float">
            <text:p>0.0110110916</text:p>
          </table:table-cell>
          <table:table-cell table:number-columns-repeated="3"/>
          <table:table-cell table:formula="of:=[.C67]*flaeche2" office:value-type="float" office:value="0.0590195533333333" calcext:value-type="float">
            <text:p>0.059019553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4.92833357" calcext:value-type="float">
            <text:p>4.92833357</text:p>
          </table:table-cell>
          <table:table-cell table:formula="of:=SQRT(POWER(([.A68]-xauf);2)+POWER(([.B68]-yauf);2))*lo" office:value-type="float" office:value="4.85406478138925" calcext:value-type="float">
            <text:p>4.8540647814</text:p>
          </table:table-cell>
          <table:table-cell table:formula="of:=[.C68]*flaeche" office:value-type="float" office:value="0.0492833357" calcext:value-type="float">
            <text:p>0.0492833357</text:p>
          </table:table-cell>
          <table:table-cell/>
          <table:table-cell table:formula="of:=[.E68]/[.D68]" office:value-type="float" office:value="0.0101530032909645" calcext:value-type="float">
            <text:p>0.0101530033</text:p>
          </table:table-cell>
          <table:table-cell table:number-columns-repeated="3"/>
          <table:table-cell table:formula="of:=[.C68]*flaeche2" office:value-type="float" office:value="0.0608436243209877" calcext:value-type="float">
            <text:p>0.0608436243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7" calcext:value-type="float">
            <text:p>0.7</text:p>
          </table:table-cell>
          <table:table-cell office:value-type="float" office:value="4.96952305" calcext:value-type="float">
            <text:p>4.96952305</text:p>
          </table:table-cell>
          <table:table-cell table:formula="of:=SQRT(POWER(([.A69]-xauf);2)+POWER(([.B69]-yauf);2))*lo" office:value-type="float" office:value="5.49174739718261" calcext:value-type="float">
            <text:p>5.4917473972</text:p>
          </table:table-cell>
          <table:table-cell table:formula="of:=[.C69]*flaeche" office:value-type="float" office:value="0.0496952305" calcext:value-type="float">
            <text:p>0.0496952305</text:p>
          </table:table-cell>
          <table:table-cell/>
          <table:table-cell table:formula="of:=[.E69]/[.D69]" office:value-type="float" office:value="0.00904907434844777" calcext:value-type="float">
            <text:p>0.0090490743</text:p>
          </table:table-cell>
          <table:table-cell table:number-columns-repeated="3"/>
          <table:table-cell table:formula="of:=[.C69]*flaeche2" office:value-type="float" office:value="0.0613521364197531" calcext:value-type="float">
            <text:p>0.0613521364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8" calcext:value-type="float">
            <text:p>0.8</text:p>
          </table:table-cell>
          <table:table-cell office:value-type="float" office:value="5.01924334" calcext:value-type="float">
            <text:p>5.01924334</text:p>
          </table:table-cell>
          <table:table-cell table:formula="of:=SQRT(POWER(([.A70]-xauf);2)+POWER(([.B70]-yauf);2))*lo" office:value-type="float" office:value="6.21623597035654" calcext:value-type="float">
            <text:p>6.2162359704</text:p>
          </table:table-cell>
          <table:table-cell table:formula="of:=[.C70]*flaeche" office:value-type="float" office:value="0.0501924334" calcext:value-type="float">
            <text:p>0.0501924334</text:p>
          </table:table-cell>
          <table:table-cell/>
          <table:table-cell table:formula="of:=[.E70]/[.D70]" office:value-type="float" office:value="0.00807440927908038" calcext:value-type="float">
            <text:p>0.0080744093</text:p>
          </table:table-cell>
          <table:table-cell table:number-columns-repeated="3"/>
          <table:table-cell table:formula="of:=[.C70]*flaeche2" office:value-type="float" office:value="0.0619659671604938" calcext:value-type="float">
            <text:p>0.0619659672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0.9" calcext:value-type="float">
            <text:p>0.9</text:p>
          </table:table-cell>
          <table:table-cell office:value-type="float" office:value="4.8996372" calcext:value-type="float">
            <text:p>4.8996372</text:p>
          </table:table-cell>
          <table:table-cell table:formula="of:=SQRT(POWER(([.A71]-xauf);2)+POWER(([.B71]-yauf);2))*lo" office:value-type="float" office:value="7.00063178548913" calcext:value-type="float">
            <text:p>7.0006317855</text:p>
          </table:table-cell>
          <table:table-cell table:formula="of:=[.C71]*flaeche" office:value-type="float" office:value="0.048996372" calcext:value-type="float">
            <text:p>0.048996372</text:p>
          </table:table-cell>
          <table:table-cell/>
          <table:table-cell table:formula="of:=[.E71]/[.D71]" office:value-type="float" office:value="0.00699885003258697" calcext:value-type="float">
            <text:p>0.00699885</text:p>
          </table:table-cell>
          <table:table-cell table:number-columns-repeated="3"/>
          <table:table-cell table:formula="of:=[.C71]*flaeche2" office:value-type="float" office:value="0.0604893481481482" calcext:value-type="float">
            <text:p>0.0604893481</text:p>
          </table:table-cell>
          <table:table-cell table:number-columns-repeated="3"/>
        </table:table-row>
        <table:table-row table:style-name="ro1"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4.93889889" calcext:value-type="float">
            <text:p>4.93889889</text:p>
          </table:table-cell>
          <table:table-cell table:formula="of:=SQRT(POWER(([.A72]-xauf);2)+POWER(([.B72]-yauf);2))*lo" office:value-type="float" office:value="7.82694427889971" calcext:value-type="float">
            <text:p>7.8269442789</text:p>
          </table:table-cell>
          <table:table-cell table:formula="of:=[.C72]*flaeche" office:value-type="float" office:value="0.0493889889" calcext:value-type="float">
            <text:p>0.0493889889</text:p>
          </table:table-cell>
          <table:table-cell/>
          <table:table-cell table:formula="of:=[.E72]/[.D72]" office:value-type="float" office:value="0.00631012399476836" calcext:value-type="float">
            <text:p>0.006310124</text:p>
          </table:table-cell>
          <table:table-cell table:number-columns-repeated="3"/>
          <table:table-cell table:formula="of:=[.C72]*flaeche2" office:value-type="float" office:value="0.0609740603703704" calcext:value-type="float">
            <text:p>0.060974060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QRT(POWER(([.A73]-xauf);2)+POWER(([.B73]-yauf);2))*lo" office:value-type="float" office:value="3.06998012383947" calcext:value-type="float">
            <text:p>3.0699801238</text:p>
          </table:table-cell>
          <table:table-cell table:formula="of:=[.C73]*flaeche" office:value-type="float" office:value="0" calcext:value-type="float">
            <text:p>0</text:p>
          </table:table-cell>
          <table:table-cell/>
          <table:table-cell table:formula="of:=[.E73]/[.D73]" office:value-type="float" office:value="0" calcext:value-type="float">
            <text:p>0</text:p>
          </table:table-cell>
          <table:table-cell table:number-columns-repeated="3"/>
          <table:table-cell table:formula="of:=[.C73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" calcext:value-type="float">
            <text:p>0</text:p>
          </table:table-cell>
          <table:table-cell office:value-type="float" office:value="5.04542394" calcext:value-type="float">
            <text:p>5.04542394</text:p>
          </table:table-cell>
          <table:table-cell table:formula="of:=SQRT(POWER(([.A74]-xauf);2)+POWER(([.B74]-yauf);2))*lo" office:value-type="float" office:value="5.6607636469487" calcext:value-type="float">
            <text:p>5.6607636469</text:p>
          </table:table-cell>
          <table:table-cell table:formula="of:=[.C74]*flaeche" office:value-type="float" office:value="0.0504542394" calcext:value-type="float">
            <text:p>0.0504542394</text:p>
          </table:table-cell>
          <table:table-cell/>
          <table:table-cell table:formula="of:=[.E74]/[.D74]" office:value-type="float" office:value="0.00891297403437718" calcext:value-type="float">
            <text:p>0.008912974</text:p>
          </table:table-cell>
          <table:table-cell table:number-columns-repeated="3"/>
          <table:table-cell table:formula="of:=[.C74]*flaeche2" office:value-type="float" office:value="0.0622891844444444" calcext:value-type="float">
            <text:p>0.0622891844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1" calcext:value-type="float">
            <text:p>0.1</text:p>
          </table:table-cell>
          <table:table-cell office:value-type="float" office:value="4.99154259" calcext:value-type="float">
            <text:p>4.99154259</text:p>
          </table:table-cell>
          <table:table-cell table:formula="of:=SQRT(POWER(([.A75]-xauf);2)+POWER(([.B75]-yauf);2))*lo" office:value-type="float" office:value="5.22798776645768" calcext:value-type="float">
            <text:p>5.2279877665</text:p>
          </table:table-cell>
          <table:table-cell table:formula="of:=[.C75]*flaeche" office:value-type="float" office:value="0.0499154259" calcext:value-type="float">
            <text:p>0.0499154259</text:p>
          </table:table-cell>
          <table:table-cell/>
          <table:table-cell table:formula="of:=[.E75]/[.D75]" office:value-type="float" office:value="0.00954773196300364" calcext:value-type="float">
            <text:p>0.009547732</text:p>
          </table:table-cell>
          <table:table-cell table:number-columns-repeated="3"/>
          <table:table-cell table:formula="of:=[.C75]*flaeche2" office:value-type="float" office:value="0.0616239825925926" calcext:value-type="float">
            <text:p>0.061623982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2" calcext:value-type="float">
            <text:p>0.2</text:p>
          </table:table-cell>
          <table:table-cell office:value-type="float" office:value="5.08555894" calcext:value-type="float">
            <text:p>5.08555894</text:p>
          </table:table-cell>
          <table:table-cell table:formula="of:=SQRT(POWER(([.A76]-xauf);2)+POWER(([.B76]-yauf);2))*lo" office:value-type="float" office:value="4.95019420810945" calcext:value-type="float">
            <text:p>4.9501942081</text:p>
          </table:table-cell>
          <table:table-cell table:formula="of:=[.C76]*flaeche" office:value-type="float" office:value="0.0508555894" calcext:value-type="float">
            <text:p>0.0508555894</text:p>
          </table:table-cell>
          <table:table-cell/>
          <table:table-cell table:formula="of:=[.E76]/[.D76]" office:value-type="float" office:value="0.0102734533761702" calcext:value-type="float">
            <text:p>0.0102734534</text:p>
          </table:table-cell>
          <table:table-cell table:number-columns-repeated="3"/>
          <table:table-cell table:formula="of:=[.C76]*flaeche2" office:value-type="float" office:value="0.0627846782716049" calcext:value-type="float">
            <text:p>0.062784678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3" calcext:value-type="float">
            <text:p>0.3</text:p>
          </table:table-cell>
          <table:table-cell office:value-type="float" office:value="5.03919809" calcext:value-type="float">
            <text:p>5.03919809</text:p>
          </table:table-cell>
          <table:table-cell table:formula="of:=SQRT(POWER(([.A77]-xauf);2)+POWER(([.B77]-yauf);2))*lo" office:value-type="float" office:value="4.85406478138925" calcext:value-type="float">
            <text:p>4.8540647814</text:p>
          </table:table-cell>
          <table:table-cell table:formula="of:=[.C77]*flaeche" office:value-type="float" office:value="0.0503919809" calcext:value-type="float">
            <text:p>0.0503919809</text:p>
          </table:table-cell>
          <table:table-cell/>
          <table:table-cell table:formula="of:=[.E77]/[.D77]" office:value-type="float" office:value="0.0103813985122748" calcext:value-type="float">
            <text:p>0.0103813985</text:p>
          </table:table-cell>
          <table:table-cell table:number-columns-repeated="3"/>
          <table:table-cell table:formula="of:=[.C77]*flaeche2" office:value-type="float" office:value="0.0622123220987654" calcext:value-type="float">
            <text:p>0.062212322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4" calcext:value-type="float">
            <text:p>0.4</text:p>
          </table:table-cell>
          <table:table-cell office:value-type="float" office:value="5.04319016" calcext:value-type="float">
            <text:p>5.04319016</text:p>
          </table:table-cell>
          <table:table-cell table:formula="of:=SQRT(POWER(([.A78]-xauf);2)+POWER(([.B78]-yauf);2))*lo" office:value-type="float" office:value="4.95019420810945" calcext:value-type="float">
            <text:p>4.9501942081</text:p>
          </table:table-cell>
          <table:table-cell table:formula="of:=[.C78]*flaeche" office:value-type="float" office:value="0.0504319016" calcext:value-type="float">
            <text:p>0.0504319016</text:p>
          </table:table-cell>
          <table:table-cell/>
          <table:table-cell table:formula="of:=[.E78]/[.D78]" office:value-type="float" office:value="0.0101878632392608" calcext:value-type="float">
            <text:p>0.0101878632</text:p>
          </table:table-cell>
          <table:table-cell table:number-columns-repeated="3"/>
          <table:table-cell table:formula="of:=[.C78]*flaeche2" office:value-type="float" office:value="0.0622616069135802" calcext:value-type="float">
            <text:p>0.062261606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5" calcext:value-type="float">
            <text:p>0.5</text:p>
          </table:table-cell>
          <table:table-cell office:value-type="float" office:value="4.92833357" calcext:value-type="float">
            <text:p>4.92833357</text:p>
          </table:table-cell>
          <table:table-cell table:formula="of:=SQRT(POWER(([.A79]-xauf);2)+POWER(([.B79]-yauf);2))*lo" office:value-type="float" office:value="5.22798776645768" calcext:value-type="float">
            <text:p>5.2279877665</text:p>
          </table:table-cell>
          <table:table-cell table:formula="of:=[.C79]*flaeche" office:value-type="float" office:value="0.0492833357" calcext:value-type="float">
            <text:p>0.0492833357</text:p>
          </table:table-cell>
          <table:table-cell/>
          <table:table-cell table:formula="of:=[.E79]/[.D79]" office:value-type="float" office:value="0.00942682689814189" calcext:value-type="float">
            <text:p>0.0094268269</text:p>
          </table:table-cell>
          <table:table-cell table:number-columns-repeated="3"/>
          <table:table-cell table:formula="of:=[.C79]*flaeche2" office:value-type="float" office:value="0.0608436243209877" calcext:value-type="float">
            <text:p>0.0608436243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6" calcext:value-type="float">
            <text:p>0.6</text:p>
          </table:table-cell>
          <table:table-cell office:value-type="float" office:value="5.04319016" calcext:value-type="float">
            <text:p>5.04319016</text:p>
          </table:table-cell>
          <table:table-cell table:formula="of:=SQRT(POWER(([.A80]-xauf);2)+POWER(([.B80]-yauf);2))*lo" office:value-type="float" office:value="5.66076364694869" calcext:value-type="float">
            <text:p>5.6607636469</text:p>
          </table:table-cell>
          <table:table-cell table:formula="of:=[.C80]*flaeche" office:value-type="float" office:value="0.0504319016" calcext:value-type="float">
            <text:p>0.0504319016</text:p>
          </table:table-cell>
          <table:table-cell/>
          <table:table-cell table:formula="of:=[.E80]/[.D80]" office:value-type="float" office:value="0.00890902795900765" calcext:value-type="float">
            <text:p>0.008909028</text:p>
          </table:table-cell>
          <table:table-cell table:number-columns-repeated="3"/>
          <table:table-cell table:formula="of:=[.C80]*flaeche2" office:value-type="float" office:value="0.0622616069135802" calcext:value-type="float">
            <text:p>0.0622616069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5.03919809" calcext:value-type="float">
            <text:p>5.03919809</text:p>
          </table:table-cell>
          <table:table-cell table:formula="of:=SQRT(POWER(([.A81]-xauf);2)+POWER(([.B81]-yauf);2))*lo" office:value-type="float" office:value="6.21623597035654" calcext:value-type="float">
            <text:p>6.2162359704</text:p>
          </table:table-cell>
          <table:table-cell table:formula="of:=[.C81]*flaeche" office:value-type="float" office:value="0.0503919809" calcext:value-type="float">
            <text:p>0.0503919809</text:p>
          </table:table-cell>
          <table:table-cell/>
          <table:table-cell table:formula="of:=[.E81]/[.D81]" office:value-type="float" office:value="0.0081065102966337" calcext:value-type="float">
            <text:p>0.0081065103</text:p>
          </table:table-cell>
          <table:table-cell table:number-columns-repeated="3"/>
          <table:table-cell table:formula="of:=[.C81]*flaeche2" office:value-type="float" office:value="0.0622123220987654" calcext:value-type="float">
            <text:p>0.0622123221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8" calcext:value-type="float">
            <text:p>0.8</text:p>
          </table:table-cell>
          <table:table-cell office:value-type="float" office:value="5.08555894" calcext:value-type="float">
            <text:p>5.08555894</text:p>
          </table:table-cell>
          <table:table-cell table:formula="of:=SQRT(POWER(([.A82]-xauf);2)+POWER(([.B82]-yauf);2))*lo" office:value-type="float" office:value="6.86468424647827" calcext:value-type="float">
            <text:p>6.8646842465</text:p>
          </table:table-cell>
          <table:table-cell table:formula="of:=[.C82]*flaeche" office:value-type="float" office:value="0.0508555894" calcext:value-type="float">
            <text:p>0.0508555894</text:p>
          </table:table-cell>
          <table:table-cell/>
          <table:table-cell table:formula="of:=[.E82]/[.D82]" office:value-type="float" office:value="0.00740829258477402" calcext:value-type="float">
            <text:p>0.0074082926</text:p>
          </table:table-cell>
          <table:table-cell table:number-columns-repeated="3"/>
          <table:table-cell table:formula="of:=[.C82]*flaeche2" office:value-type="float" office:value="0.0627846782716049" calcext:value-type="float">
            <text:p>0.0627846783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0.9" calcext:value-type="float">
            <text:p>0.9</text:p>
          </table:table-cell>
          <table:table-cell office:value-type="float" office:value="4.99154259" calcext:value-type="float">
            <text:p>4.99154259</text:p>
          </table:table-cell>
          <table:table-cell table:formula="of:=SQRT(POWER(([.A83]-xauf);2)+POWER(([.B83]-yauf);2))*lo" office:value-type="float" office:value="7.58229157713506" calcext:value-type="float">
            <text:p>7.5822915771</text:p>
          </table:table-cell>
          <table:table-cell table:formula="of:=[.C83]*flaeche" office:value-type="float" office:value="0.0499154259" calcext:value-type="float">
            <text:p>0.0499154259</text:p>
          </table:table-cell>
          <table:table-cell/>
          <table:table-cell table:formula="of:=[.E83]/[.D83]" office:value-type="float" office:value="0.00658315832254771" calcext:value-type="float">
            <text:p>0.0065831583</text:p>
          </table:table-cell>
          <table:table-cell table:number-columns-repeated="3"/>
          <table:table-cell table:formula="of:=[.C83]*flaeche2" office:value-type="float" office:value="0.0616239825925926" calcext:value-type="float">
            <text:p>0.0616239826</text:p>
          </table:table-cell>
          <table:table-cell table:number-columns-repeated="3"/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office:value-type="float" office:value="5.04542394" calcext:value-type="float">
            <text:p>5.04542394</text:p>
          </table:table-cell>
          <table:table-cell table:formula="of:=SQRT(POWER(([.A84]-xauf);2)+POWER(([.B84]-yauf);2))*lo" office:value-type="float" office:value="8.35124882336129" calcext:value-type="float">
            <text:p>8.3512488234</text:p>
          </table:table-cell>
          <table:table-cell table:formula="of:=[.C84]*flaeche" office:value-type="float" office:value="0.0504542394" calcext:value-type="float">
            <text:p>0.0504542394</text:p>
          </table:table-cell>
          <table:table-cell/>
          <table:table-cell table:formula="of:=[.E84]/[.D84]" office:value-type="float" office:value="0.0060415203123708" calcext:value-type="float">
            <text:p>0.0060415203</text:p>
          </table:table-cell>
          <table:table-cell table:number-columns-repeated="3"/>
          <table:table-cell table:formula="of:=[.C84]*flaeche2" office:value-type="float" office:value="0.0622891844444444" calcext:value-type="float">
            <text:p>0.0622891844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QRT(POWER(([.A85]-xauf);2)+POWER(([.B85]-yauf);2))*lo" office:value-type="float" office:value="3.06998012383947" calcext:value-type="float">
            <text:p>3.0699801238</text:p>
          </table:table-cell>
          <table:table-cell table:formula="of:=[.C85]*flaeche" office:value-type="float" office:value="0" calcext:value-type="float">
            <text:p>0</text:p>
          </table:table-cell>
          <table:table-cell/>
          <table:table-cell table:formula="of:=[.E85]/[.D85]" office:value-type="float" office:value="0" calcext:value-type="float">
            <text:p>0</text:p>
          </table:table-cell>
          <table:table-cell table:number-columns-repeated="3"/>
          <table:table-cell table:formula="of:=[.C85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" calcext:value-type="float">
            <text:p>0</text:p>
          </table:table-cell>
          <table:table-cell office:value-type="float" office:value="5.01767035" calcext:value-type="float">
            <text:p>5.01767035</text:p>
          </table:table-cell>
          <table:table-cell table:formula="of:=SQRT(POWER(([.A86]-xauf);2)+POWER(([.B86]-yauf);2))*lo" office:value-type="float" office:value="6.51241129102441" calcext:value-type="float">
            <text:p>6.512411291</text:p>
          </table:table-cell>
          <table:table-cell table:formula="of:=[.C86]*flaeche" office:value-type="float" office:value="0.0501767035" calcext:value-type="float">
            <text:p>0.0501767035</text:p>
          </table:table-cell>
          <table:table-cell/>
          <table:table-cell table:formula="of:=[.E86]/[.D86]" office:value-type="float" office:value="0.00770478111067017" calcext:value-type="float">
            <text:p>0.0077047811</text:p>
          </table:table-cell>
          <table:table-cell table:number-columns-repeated="3"/>
          <table:table-cell table:formula="of:=[.C86]*flaeche2" office:value-type="float" office:value="0.0619465475308642" calcext:value-type="float">
            <text:p>0.0619465475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float" office:value="4.94799894" calcext:value-type="float">
            <text:p>4.94799894</text:p>
          </table:table-cell>
          <table:table-cell table:formula="of:=SQRT(POWER(([.A87]-xauf);2)+POWER(([.B87]-yauf);2))*lo" office:value-type="float" office:value="6.13996024767893" calcext:value-type="float">
            <text:p>6.1399602477</text:p>
          </table:table-cell>
          <table:table-cell table:formula="of:=[.C87]*flaeche" office:value-type="float" office:value="0.0494799894" calcext:value-type="float">
            <text:p>0.0494799894</text:p>
          </table:table-cell>
          <table:table-cell/>
          <table:table-cell table:formula="of:=[.E87]/[.D87]" office:value-type="float" office:value="0.00805868236992328" calcext:value-type="float">
            <text:p>0.0080586824</text:p>
          </table:table-cell>
          <table:table-cell table:number-columns-repeated="3"/>
          <table:table-cell table:formula="of:=[.C87]*flaeche2" office:value-type="float" office:value="0.0610864066666667" calcext:value-type="float">
            <text:p>0.0610864067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float" office:value="5.01491815" calcext:value-type="float">
            <text:p>5.01491815</text:p>
          </table:table-cell>
          <table:table-cell table:formula="of:=SQRT(POWER(([.A88]-xauf);2)+POWER(([.B88]-yauf);2))*lo" office:value-type="float" office:value="5.90522467437495" calcext:value-type="float">
            <text:p>5.9052246744</text:p>
          </table:table-cell>
          <table:table-cell table:formula="of:=[.C88]*flaeche" office:value-type="float" office:value="0.0501491815" calcext:value-type="float">
            <text:p>0.0501491815</text:p>
          </table:table-cell>
          <table:table-cell/>
          <table:table-cell table:formula="of:=[.E88]/[.D88]" office:value-type="float" office:value="0.00849234098028762" calcext:value-type="float">
            <text:p>0.008492341</text:p>
          </table:table-cell>
          <table:table-cell table:number-columns-repeated="3"/>
          <table:table-cell table:formula="of:=[.C88]*flaeche2" office:value-type="float" office:value="0.0619125697530864" calcext:value-type="float">
            <text:p>0.061912569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3" calcext:value-type="float">
            <text:p>0.3</text:p>
          </table:table-cell>
          <table:table-cell office:value-type="float" office:value="4.97311272" calcext:value-type="float">
            <text:p>4.97311272</text:p>
          </table:table-cell>
          <table:table-cell table:formula="of:=SQRT(POWER(([.A89]-xauf);2)+POWER(([.B89]-yauf);2))*lo" office:value-type="float" office:value="5.8248777376671" calcext:value-type="float">
            <text:p>5.8248777377</text:p>
          </table:table-cell>
          <table:table-cell table:formula="of:=[.C89]*flaeche" office:value-type="float" office:value="0.0497311272" calcext:value-type="float">
            <text:p>0.0497311272</text:p>
          </table:table-cell>
          <table:table-cell/>
          <table:table-cell table:formula="of:=[.E89]/[.D89]" office:value-type="float" office:value="0.00853771176661944" calcext:value-type="float">
            <text:p>0.0085377118</text:p>
          </table:table-cell>
          <table:table-cell table:number-columns-repeated="3"/>
          <table:table-cell table:formula="of:=[.C89]*flaeche2" office:value-type="float" office:value="0.0613964533333333" calcext:value-type="float">
            <text:p>0.0613964533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4" calcext:value-type="float">
            <text:p>0.4</text:p>
          </table:table-cell>
          <table:table-cell office:value-type="float" office:value="5.03919809" calcext:value-type="float">
            <text:p>5.03919809</text:p>
          </table:table-cell>
          <table:table-cell table:formula="of:=SQRT(POWER(([.A90]-xauf);2)+POWER(([.B90]-yauf);2))*lo" office:value-type="float" office:value="5.90522467437495" calcext:value-type="float">
            <text:p>5.9052246744</text:p>
          </table:table-cell>
          <table:table-cell table:formula="of:=[.C90]*flaeche" office:value-type="float" office:value="0.0503919809" calcext:value-type="float">
            <text:p>0.0503919809</text:p>
          </table:table-cell>
          <table:table-cell/>
          <table:table-cell table:formula="of:=[.E90]/[.D90]" office:value-type="float" office:value="0.00853345701115663" calcext:value-type="float">
            <text:p>0.008533457</text:p>
          </table:table-cell>
          <table:table-cell table:number-columns-repeated="3"/>
          <table:table-cell table:formula="of:=[.C90]*flaeche2" office:value-type="float" office:value="0.0622123220987654" calcext:value-type="float">
            <text:p>0.0622123221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5" calcext:value-type="float">
            <text:p>0.5</text:p>
          </table:table-cell>
          <table:table-cell office:value-type="float" office:value="4.96952305" calcext:value-type="float">
            <text:p>4.96952305</text:p>
          </table:table-cell>
          <table:table-cell table:formula="of:=SQRT(POWER(([.A91]-xauf);2)+POWER(([.B91]-yauf);2))*lo" office:value-type="float" office:value="6.13996024767893" calcext:value-type="float">
            <text:p>6.1399602477</text:p>
          </table:table-cell>
          <table:table-cell table:formula="of:=[.C91]*flaeche" office:value-type="float" office:value="0.0496952305" calcext:value-type="float">
            <text:p>0.0496952305</text:p>
          </table:table-cell>
          <table:table-cell/>
          <table:table-cell table:formula="of:=[.E91]/[.D91]" office:value-type="float" office:value="0.00809373815063154" calcext:value-type="float">
            <text:p>0.0080937382</text:p>
          </table:table-cell>
          <table:table-cell table:number-columns-repeated="3"/>
          <table:table-cell table:formula="of:=[.C91]*flaeche2" office:value-type="float" office:value="0.0613521364197531" calcext:value-type="float">
            <text:p>0.0613521364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6" calcext:value-type="float">
            <text:p>0.6</text:p>
          </table:table-cell>
          <table:table-cell office:value-type="float" office:value="5.03919809" calcext:value-type="float">
            <text:p>5.03919809</text:p>
          </table:table-cell>
          <table:table-cell table:formula="of:=SQRT(POWER(([.A92]-xauf);2)+POWER(([.B92]-yauf);2))*lo" office:value-type="float" office:value="6.51241129102441" calcext:value-type="float">
            <text:p>6.512411291</text:p>
          </table:table-cell>
          <table:table-cell table:formula="of:=[.C92]*flaeche" office:value-type="float" office:value="0.0503919809" calcext:value-type="float">
            <text:p>0.0503919809</text:p>
          </table:table-cell>
          <table:table-cell/>
          <table:table-cell table:formula="of:=[.E92]/[.D92]" office:value-type="float" office:value="0.00773783759165391" calcext:value-type="float">
            <text:p>0.0077378376</text:p>
          </table:table-cell>
          <table:table-cell table:number-columns-repeated="3"/>
          <table:table-cell table:formula="of:=[.C92]*flaeche2" office:value-type="float" office:value="0.0622123220987654" calcext:value-type="float">
            <text:p>0.0622123221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7" calcext:value-type="float">
            <text:p>0.7</text:p>
          </table:table-cell>
          <table:table-cell office:value-type="float" office:value="4.97311272" calcext:value-type="float">
            <text:p>4.97311272</text:p>
          </table:table-cell>
          <table:table-cell table:formula="of:=SQRT(POWER(([.A93]-xauf);2)+POWER(([.B93]-yauf);2))*lo" office:value-type="float" office:value="7.00063178548913" calcext:value-type="float">
            <text:p>7.0006317855</text:p>
          </table:table-cell>
          <table:table-cell table:formula="of:=[.C93]*flaeche" office:value-type="float" office:value="0.0497311272" calcext:value-type="float">
            <text:p>0.0497311272</text:p>
          </table:table-cell>
          <table:table-cell/>
          <table:table-cell table:formula="of:=[.E93]/[.D93]" office:value-type="float" office:value="0.00710380558838738" calcext:value-type="float">
            <text:p>0.0071038056</text:p>
          </table:table-cell>
          <table:table-cell table:number-columns-repeated="3"/>
          <table:table-cell table:formula="of:=[.C93]*flaeche2" office:value-type="float" office:value="0.0613964533333333" calcext:value-type="float">
            <text:p>0.0613964533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5.01491815" calcext:value-type="float">
            <text:p>5.01491815</text:p>
          </table:table-cell>
          <table:table-cell table:formula="of:=SQRT(POWER(([.A94]-xauf);2)+POWER(([.B94]-yauf);2))*lo" office:value-type="float" office:value="7.58229157713506" calcext:value-type="float">
            <text:p>7.5822915771</text:p>
          </table:table-cell>
          <table:table-cell table:formula="of:=[.C94]*flaeche" office:value-type="float" office:value="0.0501491815" calcext:value-type="float">
            <text:p>0.0501491815</text:p>
          </table:table-cell>
          <table:table-cell/>
          <table:table-cell table:formula="of:=[.E94]/[.D94]" office:value-type="float" office:value="0.00661398747197067" calcext:value-type="float">
            <text:p>0.0066139875</text:p>
          </table:table-cell>
          <table:table-cell table:number-columns-repeated="3"/>
          <table:table-cell table:formula="of:=[.C94]*flaeche2" office:value-type="float" office:value="0.0619125697530864" calcext:value-type="float">
            <text:p>0.0619125698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0.9" calcext:value-type="float">
            <text:p>0.9</text:p>
          </table:table-cell>
          <table:table-cell office:value-type="float" office:value="4.94799894" calcext:value-type="float">
            <text:p>4.94799894</text:p>
          </table:table-cell>
          <table:table-cell table:formula="of:=SQRT(POWER(([.A95]-xauf);2)+POWER(([.B95]-yauf);2))*lo" office:value-type="float" office:value="8.23762109577392" calcext:value-type="float">
            <text:p>8.2376210958</text:p>
          </table:table-cell>
          <table:table-cell table:formula="of:=[.C95]*flaeche" office:value-type="float" office:value="0.0494799894" calcext:value-type="float">
            <text:p>0.0494799894</text:p>
          </table:table-cell>
          <table:table-cell/>
          <table:table-cell table:formula="of:=[.E95]/[.D95]" office:value-type="float" office:value="0.00600658719607586" calcext:value-type="float">
            <text:p>0.0060065872</text:p>
          </table:table-cell>
          <table:table-cell table:number-columns-repeated="3"/>
          <table:table-cell table:formula="of:=[.C95]*flaeche2" office:value-type="float" office:value="0.0610864066666667" calcext:value-type="float">
            <text:p>0.0610864067</text:p>
          </table:table-cell>
          <table:table-cell table:number-columns-repeated="3"/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" calcext:value-type="float">
            <text:p>1</text:p>
          </table:table-cell>
          <table:table-cell office:value-type="float" office:value="5.01767035" calcext:value-type="float">
            <text:p>5.01767035</text:p>
          </table:table-cell>
          <table:table-cell table:formula="of:=SQRT(POWER(([.A96]-xauf);2)+POWER(([.B96]-yauf);2))*lo" office:value-type="float" office:value="8.95045321011957" calcext:value-type="float">
            <text:p>8.9504532101</text:p>
          </table:table-cell>
          <table:table-cell table:formula="of:=[.C96]*flaeche" office:value-type="float" office:value="0.0501767035" calcext:value-type="float">
            <text:p>0.0501767035</text:p>
          </table:table-cell>
          <table:table-cell/>
          <table:table-cell table:formula="of:=[.E96]/[.D96]" office:value-type="float" office:value="0.00560605170733357" calcext:value-type="float">
            <text:p>0.0056060517</text:p>
          </table:table-cell>
          <table:table-cell table:number-columns-repeated="3"/>
          <table:table-cell table:formula="of:=[.C96]*flaeche2" office:value-type="float" office:value="0.0619465475308642" calcext:value-type="float">
            <text:p>0.061946547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QRT(POWER(([.A97]-xauf);2)+POWER(([.B97]-yauf);2))*lo" office:value-type="float" office:value="3.06998012383947" calcext:value-type="float">
            <text:p>3.0699801238</text:p>
          </table:table-cell>
          <table:table-cell table:formula="of:=[.C97]*flaeche" office:value-type="float" office:value="0" calcext:value-type="float">
            <text:p>0</text:p>
          </table:table-cell>
          <table:table-cell/>
          <table:table-cell table:formula="of:=[.E97]/[.D97]" office:value-type="float" office:value="0" calcext:value-type="float">
            <text:p>0</text:p>
          </table:table-cell>
          <table:table-cell table:number-columns-repeated="3"/>
          <table:table-cell table:formula="of:=[.C97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office:value-type="float" office:value="5.05842566" calcext:value-type="float">
            <text:p>5.05842566</text:p>
          </table:table-cell>
          <table:table-cell table:formula="of:=SQRT(POWER(([.A98]-xauf);2)+POWER(([.B98]-yauf);2))*lo" office:value-type="float" office:value="7.39349120324508" calcext:value-type="float">
            <text:p>7.3934912032</text:p>
          </table:table-cell>
          <table:table-cell table:formula="of:=[.C98]*flaeche" office:value-type="float" office:value="0.0505842566" calcext:value-type="float">
            <text:p>0.0505842566</text:p>
          </table:table-cell>
          <table:table-cell/>
          <table:table-cell table:formula="of:=[.E98]/[.D98]" office:value-type="float" office:value="0.0068417281105032" calcext:value-type="float">
            <text:p>0.0068417281</text:p>
          </table:table-cell>
          <table:table-cell table:number-columns-repeated="3"/>
          <table:table-cell table:formula="of:=[.C98]*flaeche2" office:value-type="float" office:value="0.0624496995061728" calcext:value-type="float">
            <text:p>0.062449699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1" calcext:value-type="float">
            <text:p>0.1</text:p>
          </table:table-cell>
          <table:table-cell office:value-type="float" office:value="4.98894394" calcext:value-type="float">
            <text:p>4.98894394</text:p>
          </table:table-cell>
          <table:table-cell table:formula="of:=SQRT(POWER(([.A99]-xauf);2)+POWER(([.B99]-yauf);2))*lo" office:value-type="float" office:value="7.06762500364003" calcext:value-type="float">
            <text:p>7.0676250036</text:p>
          </table:table-cell>
          <table:table-cell table:formula="of:=[.C99]*flaeche" office:value-type="float" office:value="0.0498894394" calcext:value-type="float">
            <text:p>0.0498894394</text:p>
          </table:table-cell>
          <table:table-cell/>
          <table:table-cell table:formula="of:=[.E99]/[.D99]" office:value-type="float" office:value="0.00705886905067905" calcext:value-type="float">
            <text:p>0.0070588691</text:p>
          </table:table-cell>
          <table:table-cell table:number-columns-repeated="3"/>
          <table:table-cell table:formula="of:=[.C99]*flaeche2" office:value-type="float" office:value="0.0615919004938272" calcext:value-type="float">
            <text:p>0.061591900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2" calcext:value-type="float">
            <text:p>0.2</text:p>
          </table:table-cell>
          <table:table-cell office:value-type="float" office:value="5.05457146" calcext:value-type="float">
            <text:p>5.05457146</text:p>
          </table:table-cell>
          <table:table-cell table:formula="of:=SQRT(POWER(([.A100]-xauf);2)+POWER(([.B100]-yauf);2))*lo" office:value-type="float" office:value="6.86468424647827" calcext:value-type="float">
            <text:p>6.8646842465</text:p>
          </table:table-cell>
          <table:table-cell table:formula="of:=[.C100]*flaeche" office:value-type="float" office:value="0.0505457146" calcext:value-type="float">
            <text:p>0.0505457146</text:p>
          </table:table-cell>
          <table:table-cell/>
          <table:table-cell table:formula="of:=[.E100]/[.D100]" office:value-type="float" office:value="0.00736315215458469" calcext:value-type="float">
            <text:p>0.0073631522</text:p>
          </table:table-cell>
          <table:table-cell table:number-columns-repeated="3"/>
          <table:table-cell table:formula="of:=[.C100]*flaeche2" office:value-type="float" office:value="0.0624021167901235" calcext:value-type="float">
            <text:p>0.0624021168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3" calcext:value-type="float">
            <text:p>0.3</text:p>
          </table:table-cell>
          <table:table-cell office:value-type="float" office:value="5.01491815" calcext:value-type="float">
            <text:p>5.01491815</text:p>
          </table:table-cell>
          <table:table-cell table:formula="of:=SQRT(POWER(([.A101]-xauf);2)+POWER(([.B101]-yauf);2))*lo" office:value-type="float" office:value="6.79569069394495" calcext:value-type="float">
            <text:p>6.7956906939</text:p>
          </table:table-cell>
          <table:table-cell table:formula="of:=[.C101]*flaeche" office:value-type="float" office:value="0.0501491815" calcext:value-type="float">
            <text:p>0.0501491815</text:p>
          </table:table-cell>
          <table:table-cell/>
          <table:table-cell table:formula="of:=[.E101]/[.D101]" office:value-type="float" office:value="0.00737955621562994" calcext:value-type="float">
            <text:p>0.0073795562</text:p>
          </table:table-cell>
          <table:table-cell table:number-columns-repeated="3"/>
          <table:table-cell table:formula="of:=[.C101]*flaeche2" office:value-type="float" office:value="0.0619125697530864" calcext:value-type="float">
            <text:p>0.0619125698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5.08555894" calcext:value-type="float">
            <text:p>5.08555894</text:p>
          </table:table-cell>
          <table:table-cell table:formula="of:=SQRT(POWER(([.A102]-xauf);2)+POWER(([.B102]-yauf);2))*lo" office:value-type="float" office:value="6.86468424647827" calcext:value-type="float">
            <text:p>6.8646842465</text:p>
          </table:table-cell>
          <table:table-cell table:formula="of:=[.C102]*flaeche" office:value-type="float" office:value="0.0508555894" calcext:value-type="float">
            <text:p>0.0508555894</text:p>
          </table:table-cell>
          <table:table-cell/>
          <table:table-cell table:formula="of:=[.E102]/[.D102]" office:value-type="float" office:value="0.00740829258477402" calcext:value-type="float">
            <text:p>0.0074082926</text:p>
          </table:table-cell>
          <table:table-cell table:number-columns-repeated="3"/>
          <table:table-cell table:formula="of:=[.C102]*flaeche2" office:value-type="float" office:value="0.0627846782716049" calcext:value-type="float">
            <text:p>0.062784678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5" calcext:value-type="float">
            <text:p>0.5</text:p>
          </table:table-cell>
          <table:table-cell office:value-type="float" office:value="5.01924334" calcext:value-type="float">
            <text:p>5.01924334</text:p>
          </table:table-cell>
          <table:table-cell table:formula="of:=SQRT(POWER(([.A103]-xauf);2)+POWER(([.B103]-yauf);2))*lo" office:value-type="float" office:value="7.06762500364003" calcext:value-type="float">
            <text:p>7.0676250036</text:p>
          </table:table-cell>
          <table:table-cell table:formula="of:=[.C103]*flaeche" office:value-type="float" office:value="0.0501924334" calcext:value-type="float">
            <text:p>0.0501924334</text:p>
          </table:table-cell>
          <table:table-cell/>
          <table:table-cell table:formula="of:=[.E103]/[.D103]" office:value-type="float" office:value="0.00710173974625839" calcext:value-type="float">
            <text:p>0.0071017397</text:p>
          </table:table-cell>
          <table:table-cell table:number-columns-repeated="3"/>
          <table:table-cell table:formula="of:=[.C103]*flaeche2" office:value-type="float" office:value="0.0619659671604938" calcext:value-type="float">
            <text:p>0.0619659672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6" calcext:value-type="float">
            <text:p>0.6</text:p>
          </table:table-cell>
          <table:table-cell office:value-type="float" office:value="5.08555894" calcext:value-type="float">
            <text:p>5.08555894</text:p>
          </table:table-cell>
          <table:table-cell table:formula="of:=SQRT(POWER(([.A104]-xauf);2)+POWER(([.B104]-yauf);2))*lo" office:value-type="float" office:value="7.39349120324508" calcext:value-type="float">
            <text:p>7.3934912032</text:p>
          </table:table-cell>
          <table:table-cell table:formula="of:=[.C104]*flaeche" office:value-type="float" office:value="0.0508555894" calcext:value-type="float">
            <text:p>0.0508555894</text:p>
          </table:table-cell>
          <table:table-cell/>
          <table:table-cell table:formula="of:=[.E104]/[.D104]" office:value-type="float" office:value="0.00687842698422079" calcext:value-type="float">
            <text:p>0.006878427</text:p>
          </table:table-cell>
          <table:table-cell table:number-columns-repeated="3"/>
          <table:table-cell table:formula="of:=[.C104]*flaeche2" office:value-type="float" office:value="0.0627846782716049" calcext:value-type="float">
            <text:p>0.0627846783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7" calcext:value-type="float">
            <text:p>0.7</text:p>
          </table:table-cell>
          <table:table-cell office:value-type="float" office:value="5.01491815" calcext:value-type="float">
            <text:p>5.01491815</text:p>
          </table:table-cell>
          <table:table-cell table:formula="of:=SQRT(POWER(([.A105]-xauf);2)+POWER(([.B105]-yauf);2))*lo" office:value-type="float" office:value="7.82694427889971" calcext:value-type="float">
            <text:p>7.8269442789</text:p>
          </table:table-cell>
          <table:table-cell table:formula="of:=[.C105]*flaeche" office:value-type="float" office:value="0.0501491815" calcext:value-type="float">
            <text:p>0.0501491815</text:p>
          </table:table-cell>
          <table:table-cell/>
          <table:table-cell table:formula="of:=[.E105]/[.D105]" office:value-type="float" office:value="0.00640724907614263" calcext:value-type="float">
            <text:p>0.0064072491</text:p>
          </table:table-cell>
          <table:table-cell table:number-columns-repeated="3"/>
          <table:table-cell table:formula="of:=[.C105]*flaeche2" office:value-type="float" office:value="0.0619125697530864" calcext:value-type="float">
            <text:p>0.0619125698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8" calcext:value-type="float">
            <text:p>0.8</text:p>
          </table:table-cell>
          <table:table-cell office:value-type="float" office:value="5.05457146" calcext:value-type="float">
            <text:p>5.05457146</text:p>
          </table:table-cell>
          <table:table-cell table:formula="of:=SQRT(POWER(([.A106]-xauf);2)+POWER(([.B106]-yauf);2))*lo" office:value-type="float" office:value="8.3512488233613" calcext:value-type="float">
            <text:p>8.3512488234</text:p>
          </table:table-cell>
          <table:table-cell table:formula="of:=[.C106]*flaeche" office:value-type="float" office:value="0.0505457146" calcext:value-type="float">
            <text:p>0.0505457146</text:p>
          </table:table-cell>
          <table:table-cell/>
          <table:table-cell table:formula="of:=[.E106]/[.D106]" office:value-type="float" office:value="0.00605247378794491" calcext:value-type="float">
            <text:p>0.0060524738</text:p>
          </table:table-cell>
          <table:table-cell table:number-columns-repeated="3"/>
          <table:table-cell table:formula="of:=[.C106]*flaeche2" office:value-type="float" office:value="0.0624021167901235" calcext:value-type="float">
            <text:p>0.0624021168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4.98894394" calcext:value-type="float">
            <text:p>4.98894394</text:p>
          </table:table-cell>
          <table:table-cell table:formula="of:=SQRT(POWER(([.A107]-xauf);2)+POWER(([.B107]-yauf);2))*lo" office:value-type="float" office:value="8.95045321011957" calcext:value-type="float">
            <text:p>8.9504532101</text:p>
          </table:table-cell>
          <table:table-cell table:formula="of:=[.C107]*flaeche" office:value-type="float" office:value="0.0498894394" calcext:value-type="float">
            <text:p>0.0498894394</text:p>
          </table:table-cell>
          <table:table-cell/>
          <table:table-cell table:formula="of:=[.E107]/[.D107]" office:value-type="float" office:value="0.00557395678507028" calcext:value-type="float">
            <text:p>0.0055739568</text:p>
          </table:table-cell>
          <table:table-cell table:number-columns-repeated="3"/>
          <table:table-cell table:formula="of:=[.C107]*flaeche2" office:value-type="float" office:value="0.0615919004938272" calcext:value-type="float">
            <text:p>0.0615919005</text:p>
          </table:table-cell>
          <table:table-cell table:number-columns-repeated="3"/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5.05842566" calcext:value-type="float">
            <text:p>5.05842566</text:p>
          </table:table-cell>
          <table:table-cell table:formula="of:=SQRT(POWER(([.A108]-xauf);2)+POWER(([.B108]-yauf);2))*lo" office:value-type="float" office:value="9.61055794506957" calcext:value-type="float">
            <text:p>9.6105579451</text:p>
          </table:table-cell>
          <table:table-cell table:formula="of:=[.C108]*flaeche" office:value-type="float" office:value="0.0505842566" calcext:value-type="float">
            <text:p>0.0505842566</text:p>
          </table:table-cell>
          <table:table-cell/>
          <table:table-cell table:formula="of:=[.E108]/[.D108]" office:value-type="float" office:value="0.00526340477723781" calcext:value-type="float">
            <text:p>0.0052634048</text:p>
          </table:table-cell>
          <table:table-cell table:number-columns-repeated="3"/>
          <table:table-cell table:formula="of:=[.C108]*flaeche2" office:value-type="float" office:value="0.0624496995061728" calcext:value-type="float">
            <text:p>0.0624496995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QRT(POWER(([.A109]-xauf);2)+POWER(([.B109]-yauf);2))*lo" office:value-type="float" office:value="3.06998012383947" calcext:value-type="float">
            <text:p>3.0699801238</text:p>
          </table:table-cell>
          <table:table-cell table:formula="of:=[.C109]*flaeche" office:value-type="float" office:value="0" calcext:value-type="float">
            <text:p>0</text:p>
          </table:table-cell>
          <table:table-cell/>
          <table:table-cell table:formula="of:=[.E109]/[.D109]" office:value-type="float" office:value="0" calcext:value-type="float">
            <text:p>0</text:p>
          </table:table-cell>
          <table:table-cell table:number-columns-repeated="3"/>
          <table:table-cell table:formula="of:=[.C109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office:value-type="float" office:value="4.99758357" calcext:value-type="float">
            <text:p>4.99758357</text:p>
          </table:table-cell>
          <table:table-cell table:formula="of:=SQRT(POWER(([.A110]-xauf);2)+POWER(([.B110]-yauf);2))*lo" office:value-type="float" office:value="8.29462953444073" calcext:value-type="float">
            <text:p>8.2946295344</text:p>
          </table:table-cell>
          <table:table-cell table:formula="of:=[.C110]*flaeche" office:value-type="float" office:value="0.0499758357" calcext:value-type="float">
            <text:p>0.0499758357</text:p>
          </table:table-cell>
          <table:table-cell/>
          <table:table-cell table:formula="of:=[.E110]/[.D110]" office:value-type="float" office:value="0.00602508351849733" calcext:value-type="float">
            <text:p>0.0060250835</text:p>
          </table:table-cell>
          <table:table-cell table:number-columns-repeated="3"/>
          <table:table-cell table:formula="of:=[.C110]*flaeche2" office:value-type="float" office:value="0.0616985625925926" calcext:value-type="float">
            <text:p>0.061698562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" calcext:value-type="float">
            <text:p>0.1</text:p>
          </table:table-cell>
          <table:table-cell office:value-type="float" office:value="4.9240659" calcext:value-type="float">
            <text:p>4.9240659</text:p>
          </table:table-cell>
          <table:table-cell table:formula="of:=SQRT(POWER(([.A111]-xauf);2)+POWER(([.B111]-yauf);2))*lo" office:value-type="float" office:value="8.00552872290343" calcext:value-type="float">
            <text:p>8.0055287229</text:p>
          </table:table-cell>
          <table:table-cell table:formula="of:=[.C111]*flaeche" office:value-type="float" office:value="0.049240659" calcext:value-type="float">
            <text:p>0.049240659</text:p>
          </table:table-cell>
          <table:table-cell/>
          <table:table-cell table:formula="of:=[.E111]/[.D111]" office:value-type="float" office:value="0.006150831594561" calcext:value-type="float">
            <text:p>0.0061508316</text:p>
          </table:table-cell>
          <table:table-cell table:number-columns-repeated="3"/>
          <table:table-cell table:formula="of:=[.C111]*flaeche2" office:value-type="float" office:value="0.060790937037037" calcext:value-type="float">
            <text:p>0.06079093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2" calcext:value-type="float">
            <text:p>0.2</text:p>
          </table:table-cell>
          <table:table-cell office:value-type="float" office:value="4.98894394" calcext:value-type="float">
            <text:p>4.98894394</text:p>
          </table:table-cell>
          <table:table-cell table:formula="of:=SQRT(POWER(([.A112]-xauf);2)+POWER(([.B112]-yauf);2))*lo" office:value-type="float" office:value="7.82694427889971" calcext:value-type="float">
            <text:p>7.8269442789</text:p>
          </table:table-cell>
          <table:table-cell table:formula="of:=[.C112]*flaeche" office:value-type="float" office:value="0.0498894394" calcext:value-type="float">
            <text:p>0.0498894394</text:p>
          </table:table-cell>
          <table:table-cell/>
          <table:table-cell table:formula="of:=[.E112]/[.D112]" office:value-type="float" office:value="0.00637406344318747" calcext:value-type="float">
            <text:p>0.0063740634</text:p>
          </table:table-cell>
          <table:table-cell table:number-columns-repeated="3"/>
          <table:table-cell table:formula="of:=[.C112]*flaeche2" office:value-type="float" office:value="0.0615919004938272" calcext:value-type="float">
            <text:p>0.0615919005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3" calcext:value-type="float">
            <text:p>0.3</text:p>
          </table:table-cell>
          <table:table-cell office:value-type="float" office:value="4.94799894" calcext:value-type="float">
            <text:p>4.94799894</text:p>
          </table:table-cell>
          <table:table-cell table:formula="of:=SQRT(POWER(([.A113]-xauf);2)+POWER(([.B113]-yauf);2))*lo" office:value-type="float" office:value="7.7665036502228" calcext:value-type="float">
            <text:p>7.7665036502</text:p>
          </table:table-cell>
          <table:table-cell table:formula="of:=[.C113]*flaeche" office:value-type="float" office:value="0.0494799894" calcext:value-type="float">
            <text:p>0.0494799894</text:p>
          </table:table-cell>
          <table:table-cell/>
          <table:table-cell table:formula="of:=[.E113]/[.D113]" office:value-type="float" office:value="0.00637094780720029" calcext:value-type="float">
            <text:p>0.0063709478</text:p>
          </table:table-cell>
          <table:table-cell table:number-columns-repeated="3"/>
          <table:table-cell table:formula="of:=[.C113]*flaeche2" office:value-type="float" office:value="0.0610864066666667" calcext:value-type="float">
            <text:p>0.061086406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4" calcext:value-type="float">
            <text:p>0.4</text:p>
          </table:table-cell>
          <table:table-cell office:value-type="float" office:value="4.99154259" calcext:value-type="float">
            <text:p>4.99154259</text:p>
          </table:table-cell>
          <table:table-cell table:formula="of:=SQRT(POWER(([.A114]-xauf);2)+POWER(([.B114]-yauf);2))*lo" office:value-type="float" office:value="7.82694427889971" calcext:value-type="float">
            <text:p>7.8269442789</text:p>
          </table:table-cell>
          <table:table-cell table:formula="of:=[.C114]*flaeche" office:value-type="float" office:value="0.0499154259" calcext:value-type="float">
            <text:p>0.0499154259</text:p>
          </table:table-cell>
          <table:table-cell/>
          <table:table-cell table:formula="of:=[.E114]/[.D114]" office:value-type="float" office:value="0.00637738357669987" calcext:value-type="float">
            <text:p>0.0063773836</text:p>
          </table:table-cell>
          <table:table-cell table:number-columns-repeated="3"/>
          <table:table-cell table:formula="of:=[.C114]*flaeche2" office:value-type="float" office:value="0.0616239825925926" calcext:value-type="float">
            <text:p>0.061623982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5" calcext:value-type="float">
            <text:p>0.5</text:p>
          </table:table-cell>
          <table:table-cell office:value-type="float" office:value="4.8996372" calcext:value-type="float">
            <text:p>4.8996372</text:p>
          </table:table-cell>
          <table:table-cell table:formula="of:=SQRT(POWER(([.A115]-xauf);2)+POWER(([.B115]-yauf);2))*lo" office:value-type="float" office:value="8.00552872290343" calcext:value-type="float">
            <text:p>8.0055287229</text:p>
          </table:table-cell>
          <table:table-cell table:formula="of:=[.C115]*flaeche" office:value-type="float" office:value="0.048996372" calcext:value-type="float">
            <text:p>0.048996372</text:p>
          </table:table-cell>
          <table:table-cell/>
          <table:table-cell table:formula="of:=[.E115]/[.D115]" office:value-type="float" office:value="0.0061203168080359" calcext:value-type="float">
            <text:p>0.0061203168</text:p>
          </table:table-cell>
          <table:table-cell table:number-columns-repeated="3"/>
          <table:table-cell table:formula="of:=[.C115]*flaeche2" office:value-type="float" office:value="0.0604893481481482" calcext:value-type="float">
            <text:p>0.0604893481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6" calcext:value-type="float">
            <text:p>0.6</text:p>
          </table:table-cell>
          <table:table-cell office:value-type="float" office:value="4.99154259" calcext:value-type="float">
            <text:p>4.99154259</text:p>
          </table:table-cell>
          <table:table-cell table:formula="of:=SQRT(POWER(([.A116]-xauf);2)+POWER(([.B116]-yauf);2))*lo" office:value-type="float" office:value="8.29462953444073" calcext:value-type="float">
            <text:p>8.2946295344</text:p>
          </table:table-cell>
          <table:table-cell table:formula="of:=[.C116]*flaeche" office:value-type="float" office:value="0.0499154259" calcext:value-type="float">
            <text:p>0.0499154259</text:p>
          </table:table-cell>
          <table:table-cell/>
          <table:table-cell table:formula="of:=[.E116]/[.D116]" office:value-type="float" office:value="0.00601780051691791" calcext:value-type="float">
            <text:p>0.0060178005</text:p>
          </table:table-cell>
          <table:table-cell table:number-columns-repeated="3"/>
          <table:table-cell table:formula="of:=[.C116]*flaeche2" office:value-type="float" office:value="0.0616239825925926" calcext:value-type="float">
            <text:p>0.0616239826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office:value-type="float" office:value="4.94799894" calcext:value-type="float">
            <text:p>4.94799894</text:p>
          </table:table-cell>
          <table:table-cell table:formula="of:=SQRT(POWER(([.A117]-xauf);2)+POWER(([.B117]-yauf);2))*lo" office:value-type="float" office:value="8.68321505469921" calcext:value-type="float">
            <text:p>8.6832150547</text:p>
          </table:table-cell>
          <table:table-cell table:formula="of:=[.C117]*flaeche" office:value-type="float" office:value="0.0494799894" calcext:value-type="float">
            <text:p>0.0494799894</text:p>
          </table:table-cell>
          <table:table-cell/>
          <table:table-cell table:formula="of:=[.E117]/[.D117]" office:value-type="float" office:value="0.00569834895120123" calcext:value-type="float">
            <text:p>0.005698349</text:p>
          </table:table-cell>
          <table:table-cell table:number-columns-repeated="3"/>
          <table:table-cell table:formula="of:=[.C117]*flaeche2" office:value-type="float" office:value="0.0610864066666667" calcext:value-type="float">
            <text:p>0.061086406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8" calcext:value-type="float">
            <text:p>0.8</text:p>
          </table:table-cell>
          <table:table-cell office:value-type="float" office:value="4.98894394" calcext:value-type="float">
            <text:p>4.98894394</text:p>
          </table:table-cell>
          <table:table-cell table:formula="of:=SQRT(POWER(([.A118]-xauf);2)+POWER(([.B118]-yauf);2))*lo" office:value-type="float" office:value="9.15863111228133" calcext:value-type="float">
            <text:p>9.1586311123</text:p>
          </table:table-cell>
          <table:table-cell table:formula="of:=[.C118]*flaeche" office:value-type="float" office:value="0.0498894394" calcext:value-type="float">
            <text:p>0.0498894394</text:p>
          </table:table-cell>
          <table:table-cell/>
          <table:table-cell table:formula="of:=[.E118]/[.D118]" office:value-type="float" office:value="0.00544725939808848" calcext:value-type="float">
            <text:p>0.0054472594</text:p>
          </table:table-cell>
          <table:table-cell table:number-columns-repeated="3"/>
          <table:table-cell table:formula="of:=[.C118]*flaeche2" office:value-type="float" office:value="0.0615919004938272" calcext:value-type="float">
            <text:p>0.0615919005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0.9" calcext:value-type="float">
            <text:p>0.9</text:p>
          </table:table-cell>
          <table:table-cell office:value-type="float" office:value="4.9240659" calcext:value-type="float">
            <text:p>4.9240659</text:p>
          </table:table-cell>
          <table:table-cell table:formula="of:=SQRT(POWER(([.A119]-xauf);2)+POWER(([.B119]-yauf);2))*lo" office:value-type="float" office:value="9.7081295627785" calcext:value-type="float">
            <text:p>9.7081295628</text:p>
          </table:table-cell>
          <table:table-cell table:formula="of:=[.C119]*flaeche" office:value-type="float" office:value="0.049240659" calcext:value-type="float">
            <text:p>0.049240659</text:p>
          </table:table-cell>
          <table:table-cell/>
          <table:table-cell table:formula="of:=[.E119]/[.D119]" office:value-type="float" office:value="0.00507210566995227" calcext:value-type="float">
            <text:p>0.0050721057</text:p>
          </table:table-cell>
          <table:table-cell table:number-columns-repeated="3"/>
          <table:table-cell table:formula="of:=[.C119]*flaeche2" office:value-type="float" office:value="0.060790937037037" calcext:value-type="float">
            <text:p>0.060790937</text:p>
          </table:table-cell>
          <table:table-cell table:number-columns-repeated="3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office:value-type="float" office:value="4.99758357" calcext:value-type="float">
            <text:p>4.99758357</text:p>
          </table:table-cell>
          <table:table-cell table:formula="of:=SQRT(POWER(([.A120]-xauf);2)+POWER(([.B120]-yauf);2))*lo" office:value-type="float" office:value="10.3198832821255" calcext:value-type="float">
            <text:p>10.3198832821</text:p>
          </table:table-cell>
          <table:table-cell table:formula="of:=[.C120]*flaeche" office:value-type="float" office:value="0.0499758357" calcext:value-type="float">
            <text:p>0.0499758357</text:p>
          </table:table-cell>
          <table:table-cell/>
          <table:table-cell table:formula="of:=[.E120]/[.D120]" office:value-type="float" office:value="0.00484267450839878" calcext:value-type="float">
            <text:p>0.0048426745</text:p>
          </table:table-cell>
          <table:table-cell table:number-columns-repeated="3"/>
          <table:table-cell table:formula="of:=[.C120]*flaeche2" office:value-type="float" office:value="0.0616985625925926" calcext:value-type="float">
            <text:p>0.0616985626</text:p>
          </table:table-cell>
          <table:table-cell table:number-columns-repeated="3"/>
        </table:table-row>
        <table:table-row table:style-name="ro1">
          <table:table-cell table:number-columns-repeated="3"/>
          <table:table-cell table:formula="of:=SQRT(POWER(([.A121]-xauf);2)+POWER(([.B121]-yauf);2))*lo" office:value-type="float" office:value="3.06998012383947" calcext:value-type="float">
            <text:p>3.0699801238</text:p>
          </table:table-cell>
          <table:table-cell table:formula="of:=[.C121]*flaeche" office:value-type="float" office:value="0" calcext:value-type="float">
            <text:p>0</text:p>
          </table:table-cell>
          <table:table-cell/>
          <table:table-cell table:formula="of:=[.E121]/[.D121]" office:value-type="float" office:value="0" calcext:value-type="float">
            <text:p>0</text:p>
          </table:table-cell>
          <table:table-cell table:number-columns-repeated="3"/>
          <table:table-cell table:formula="of:=[.C121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07564489" calcext:value-type="float">
            <text:p>5.07564489</text:p>
          </table:table-cell>
          <table:table-cell table:formula="of:=SQRT(POWER(([.A122]-xauf);2)+POWER(([.B122]-yauf);2))*lo" office:value-type="float" office:value="9.2099403715184" calcext:value-type="float">
            <text:p>9.2099403715</text:p>
          </table:table-cell>
          <table:table-cell table:formula="of:=[.C122]*flaeche" office:value-type="float" office:value="0.0507564489" calcext:value-type="float">
            <text:p>0.0507564489</text:p>
          </table:table-cell>
          <table:table-cell/>
          <table:table-cell table:formula="of:=[.E122]/[.D122]" office:value-type="float" office:value="0.00551105076173605" calcext:value-type="float">
            <text:p>0.0055110508</text:p>
          </table:table-cell>
          <table:table-cell table:number-columns-repeated="3"/>
          <table:table-cell table:formula="of:=[.C122]*flaeche2" office:value-type="float" office:value="0.0626622825925926" calcext:value-type="float">
            <text:p>0.06266228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" calcext:value-type="float">
            <text:p>0.1</text:p>
          </table:table-cell>
          <table:table-cell office:value-type="float" office:value="4.99758357" calcext:value-type="float">
            <text:p>4.99758357</text:p>
          </table:table-cell>
          <table:table-cell table:formula="of:=SQRT(POWER(([.A123]-xauf);2)+POWER(([.B123]-yauf);2))*lo" office:value-type="float" office:value="8.95045321011957" calcext:value-type="float">
            <text:p>8.9504532101</text:p>
          </table:table-cell>
          <table:table-cell table:formula="of:=[.C123]*flaeche" office:value-type="float" office:value="0.0499758357" calcext:value-type="float">
            <text:p>0.0499758357</text:p>
          </table:table-cell>
          <table:table-cell/>
          <table:table-cell table:formula="of:=[.E123]/[.D123]" office:value-type="float" office:value="0.00558360951415246" calcext:value-type="float">
            <text:p>0.0055836095</text:p>
          </table:table-cell>
          <table:table-cell table:number-columns-repeated="3"/>
          <table:table-cell table:formula="of:=[.C123]*flaeche2" office:value-type="float" office:value="0.0616985625925926" calcext:value-type="float">
            <text:p>0.061698562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float" office:value="5.05842566" calcext:value-type="float">
            <text:p>5.05842566</text:p>
          </table:table-cell>
          <table:table-cell table:formula="of:=SQRT(POWER(([.A124]-xauf);2)+POWER(([.B124]-yauf);2))*lo" office:value-type="float" office:value="8.79108521618969" calcext:value-type="float">
            <text:p>8.7910852162</text:p>
          </table:table-cell>
          <table:table-cell table:formula="of:=[.C124]*flaeche" office:value-type="float" office:value="0.0505842566" calcext:value-type="float">
            <text:p>0.0505842566</text:p>
          </table:table-cell>
          <table:table-cell/>
          <table:table-cell table:formula="of:=[.E124]/[.D124]" office:value-type="float" office:value="0.00575404007082583" calcext:value-type="float">
            <text:p>0.0057540401</text:p>
          </table:table-cell>
          <table:table-cell table:number-columns-repeated="3"/>
          <table:table-cell table:formula="of:=[.C124]*flaeche2" office:value-type="float" office:value="0.0624496995061728" calcext:value-type="float">
            <text:p>0.06244969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3" calcext:value-type="float">
            <text:p>0.3</text:p>
          </table:table-cell>
          <table:table-cell office:value-type="float" office:value="5.01767035" calcext:value-type="float">
            <text:p>5.01767035</text:p>
          </table:table-cell>
          <table:table-cell table:formula="of:=SQRT(POWER(([.A125]-xauf);2)+POWER(([.B125]-yauf);2))*lo" office:value-type="float" office:value="8.73731660650065" calcext:value-type="float">
            <text:p>8.7373166065</text:p>
          </table:table-cell>
          <table:table-cell table:formula="of:=[.C125]*flaeche" office:value-type="float" office:value="0.0501767035" calcext:value-type="float">
            <text:p>0.0501767035</text:p>
          </table:table-cell>
          <table:table-cell/>
          <table:table-cell table:formula="of:=[.E125]/[.D125]" office:value-type="float" office:value="0.00574280477173828" calcext:value-type="float">
            <text:p>0.0057428048</text:p>
          </table:table-cell>
          <table:table-cell table:number-columns-repeated="3"/>
          <table:table-cell table:formula="of:=[.C125]*flaeche2" office:value-type="float" office:value="0.0619465475308642" calcext:value-type="float">
            <text:p>0.06194654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4" calcext:value-type="float">
            <text:p>0.4</text:p>
          </table:table-cell>
          <table:table-cell office:value-type="float" office:value="5.04542394" calcext:value-type="float">
            <text:p>5.04542394</text:p>
          </table:table-cell>
          <table:table-cell table:formula="of:=SQRT(POWER(([.A126]-xauf);2)+POWER(([.B126]-yauf);2))*lo" office:value-type="float" office:value="8.79108521618969" calcext:value-type="float">
            <text:p>8.7910852162</text:p>
          </table:table-cell>
          <table:table-cell table:formula="of:=[.C126]*flaeche" office:value-type="float" office:value="0.0504542394" calcext:value-type="float">
            <text:p>0.0504542394</text:p>
          </table:table-cell>
          <table:table-cell/>
          <table:table-cell table:formula="of:=[.E126]/[.D126]" office:value-type="float" office:value="0.00573925040643257" calcext:value-type="float">
            <text:p>0.0057392504</text:p>
          </table:table-cell>
          <table:table-cell table:number-columns-repeated="3"/>
          <table:table-cell table:formula="of:=[.C126]*flaeche2" office:value-type="float" office:value="0.0622891844444444" calcext:value-type="float">
            <text:p>0.06228918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office:value-type="float" office:value="4.93889889" calcext:value-type="float">
            <text:p>4.93889889</text:p>
          </table:table-cell>
          <table:table-cell table:formula="of:=SQRT(POWER(([.A127]-xauf);2)+POWER(([.B127]-yauf);2))*lo" office:value-type="float" office:value="8.95045321011957" calcext:value-type="float">
            <text:p>8.9504532101</text:p>
          </table:table-cell>
          <table:table-cell table:formula="of:=[.C127]*flaeche" office:value-type="float" office:value="0.0493889889" calcext:value-type="float">
            <text:p>0.0493889889</text:p>
          </table:table-cell>
          <table:table-cell/>
          <table:table-cell table:formula="of:=[.E127]/[.D127]" office:value-type="float" office:value="0.00551804335943121" calcext:value-type="float">
            <text:p>0.0055180434</text:p>
          </table:table-cell>
          <table:table-cell table:number-columns-repeated="3"/>
          <table:table-cell table:formula="of:=[.C127]*flaeche2" office:value-type="float" office:value="0.0609740603703704" calcext:value-type="float">
            <text:p>0.060974060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6" calcext:value-type="float">
            <text:p>0.6</text:p>
          </table:table-cell>
          <table:table-cell office:value-type="float" office:value="5.04542394" calcext:value-type="float">
            <text:p>5.04542394</text:p>
          </table:table-cell>
          <table:table-cell table:formula="of:=SQRT(POWER(([.A128]-xauf);2)+POWER(([.B128]-yauf);2))*lo" office:value-type="float" office:value="9.2099403715184" calcext:value-type="float">
            <text:p>9.2099403715</text:p>
          </table:table-cell>
          <table:table-cell table:formula="of:=[.C128]*flaeche" office:value-type="float" office:value="0.0504542394" calcext:value-type="float">
            <text:p>0.0504542394</text:p>
          </table:table-cell>
          <table:table-cell/>
          <table:table-cell table:formula="of:=[.E128]/[.D128]" office:value-type="float" office:value="0.00547823735710917" calcext:value-type="float">
            <text:p>0.0054782374</text:p>
          </table:table-cell>
          <table:table-cell table:number-columns-repeated="3"/>
          <table:table-cell table:formula="of:=[.C128]*flaeche2" office:value-type="float" office:value="0.0622891844444444" calcext:value-type="float">
            <text:p>0.062289184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7" calcext:value-type="float">
            <text:p>0.7</text:p>
          </table:table-cell>
          <table:table-cell office:value-type="float" office:value="5.01767035" calcext:value-type="float">
            <text:p>5.01767035</text:p>
          </table:table-cell>
          <table:table-cell table:formula="of:=SQRT(POWER(([.A129]-xauf);2)+POWER(([.B129]-yauf);2))*lo" office:value-type="float" office:value="9.56139875852184" calcext:value-type="float">
            <text:p>9.5613987585</text:p>
          </table:table-cell>
          <table:table-cell table:formula="of:=[.C129]*flaeche" office:value-type="float" office:value="0.0501767035" calcext:value-type="float">
            <text:p>0.0501767035</text:p>
          </table:table-cell>
          <table:table-cell/>
          <table:table-cell table:formula="of:=[.E129]/[.D129]" office:value-type="float" office:value="0.00524784132188596" calcext:value-type="float">
            <text:p>0.0052478413</text:p>
          </table:table-cell>
          <table:table-cell table:number-columns-repeated="3"/>
          <table:table-cell table:formula="of:=[.C129]*flaeche2" office:value-type="float" office:value="0.0619465475308642" calcext:value-type="float">
            <text:p>0.061946547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8" calcext:value-type="float">
            <text:p>0.8</text:p>
          </table:table-cell>
          <table:table-cell office:value-type="float" office:value="5.05842566" calcext:value-type="float">
            <text:p>5.05842566</text:p>
          </table:table-cell>
          <table:table-cell table:formula="of:=SQRT(POWER(([.A130]-xauf);2)+POWER(([.B130]-yauf);2))*lo" office:value-type="float" office:value="9.99513113391492" calcext:value-type="float">
            <text:p>9.9951311339</text:p>
          </table:table-cell>
          <table:table-cell table:formula="of:=[.C130]*flaeche" office:value-type="float" office:value="0.0505842566" calcext:value-type="float">
            <text:p>0.0505842566</text:p>
          </table:table-cell>
          <table:table-cell/>
          <table:table-cell table:formula="of:=[.E130]/[.D130]" office:value-type="float" office:value="0.00506088973944127" calcext:value-type="float">
            <text:p>0.0050608897</text:p>
          </table:table-cell>
          <table:table-cell table:number-columns-repeated="3"/>
          <table:table-cell table:formula="of:=[.C130]*flaeche2" office:value-type="float" office:value="0.0624496995061728" calcext:value-type="float">
            <text:p>0.0624496995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9" calcext:value-type="float">
            <text:p>0.9</text:p>
          </table:table-cell>
          <table:table-cell office:value-type="float" office:value="4.99758357" calcext:value-type="float">
            <text:p>4.99758357</text:p>
          </table:table-cell>
          <table:table-cell table:formula="of:=SQRT(POWER(([.A131]-xauf);2)+POWER(([.B131]-yauf);2))*lo" office:value-type="float" office:value="10.5009476782337" calcext:value-type="float">
            <text:p>10.5009476782</text:p>
          </table:table-cell>
          <table:table-cell table:formula="of:=[.C131]*flaeche" office:value-type="float" office:value="0.0499758357" calcext:value-type="float">
            <text:p>0.0499758357</text:p>
          </table:table-cell>
          <table:table-cell/>
          <table:table-cell table:formula="of:=[.E131]/[.D131]" office:value-type="float" office:value="0.00475917386043068" calcext:value-type="float">
            <text:p>0.0047591739</text:p>
          </table:table-cell>
          <table:table-cell table:number-columns-repeated="3"/>
          <table:table-cell table:formula="of:=[.C131]*flaeche2" office:value-type="float" office:value="0.0616985625925926" calcext:value-type="float">
            <text:p>0.0616985626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5.07564489" calcext:value-type="float">
            <text:p>5.07564489</text:p>
          </table:table-cell>
          <table:table-cell table:formula="of:=SQRT(POWER(([.A132]-xauf);2)+POWER(([.B132]-yauf);2))*lo" office:value-type="float" office:value="11.0689707511585" calcext:value-type="float">
            <text:p>11.0689707512</text:p>
          </table:table-cell>
          <table:table-cell table:formula="of:=[.C132]*flaeche" office:value-type="float" office:value="0.0507564489" calcext:value-type="float">
            <text:p>0.0507564489</text:p>
          </table:table-cell>
          <table:table-cell/>
          <table:table-cell table:formula="of:=[.E132]/[.D132]" office:value-type="float" office:value="0.00458547140841327" calcext:value-type="float">
            <text:p>0.0045854714</text:p>
          </table:table-cell>
          <table:table-cell table:number-columns-repeated="3"/>
          <table:table-cell table:formula="of:=[.C132]*flaeche2" office:value-type="float" office:value="0.0626622825925926" calcext:value-type="float">
            <text:p>0.0626622826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3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4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5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6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7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8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39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0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1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2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3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4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5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6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7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8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49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0]*flaeche2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10"/>
          <table:table-cell table:formula="of:=[.C151]*flaeche2" office:value-type="float" office:value="0" calcext:value-type="float">
            <text:p>0</text:p>
          </table:table-cell>
          <table:table-cell table:number-columns-repeated="3"/>
        </table:table-row>
      </table:table>
      <table:named-expressions>
        <table:named-range table:name="flaeche" table:base-cell-address="$testDensity10_by_10.$I$1" table:cell-range-address="$testDensity10_by_10.$I$1"/>
        <table:named-range table:name="flaeche2" table:base-cell-address="$testDensity10_by_10.$J$1" table:cell-range-address="$testDensity10_by_10.$J$1"/>
        <table:named-range table:name="lo" table:base-cell-address="$testDensity10_by_10.$N$1" table:cell-range-address="$testDensity10_by_10.$N$1"/>
        <table:named-range table:name="xauf" table:base-cell-address="$testDensity10_by_10.$E$1" table:cell-range-address="$testDensity10_by_10.$E$1"/>
        <table:named-range table:name="yauf" table:base-cell-address="$testDensity10_by_10.$F$1" table:cell-range-address="$testDensity10_by_10.$F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7-03T19:16:13.207677435</dc:date>
    <meta:editing-duration>PT2H2M3S</meta:editing-duration>
    <meta:editing-cycles>6</meta:editing-cycles>
    <meta:generator>LibreOffice/5.1.6.2$Linux_X86_64 LibreOffice_project/10m0$Build-2</meta:generator>
    <meta:document-statistic meta:table-count="1" meta:cell-count="922" meta:object-count="0"/>
  </office:meta>
</office:document-meta>
</file>